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905cm"/>
    </style:style>
    <style:style style:name="Таблица2.B" style:family="table-column">
      <style:table-column-properties style:column-width="4.598cm"/>
    </style:style>
    <style:style style:name="Таблица2.C" style:family="table-column">
      <style:table-column-properties style:column-width="3.099cm"/>
    </style:style>
    <style:style style:name="Таблица2.D" style:family="table-column">
      <style:table-column-properties style:column-width="3.501cm"/>
    </style:style>
    <style:style style:name="Таблица2.E" style:family="table-column">
      <style:table-column-properties style:column-width="3.40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2" style:family="table-row">
      <style:table-row-properties style:min-row-height="0.818cm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20" style:family="table-row">
      <style:table-row-properties style:min-row-height="0.744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9" style:family="paragraph" style:parent-style-name="Text_20_body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7959b" officeooo:paragraph-rsid="00454d74" style:font-size-asian="14pt" style:language-asian="ru" style:country-asian="RU" style:font-name-complex="Times New Roman5" style:font-size-complex="12pt" style:language-complex="ar" style:country-complex="SA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7959b" officeooo:paragraph-rsid="0047959b" style:font-size-asian="14pt" style:language-asian="ru" style:country-asian="RU" style:font-name-complex="Times New Roman5" style:font-size-complex="12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224db" officeooo:paragraph-rsid="005224db" style:font-size-asian="12pt" style:font-size-complex="12pt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224db" officeooo:paragraph-rsid="005224db" style:font-size-asian="12pt" style:font-size-complex="12pt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3539c" officeooo:paragraph-rsid="0053539c" style:font-size-asian="12pt" style:font-size-complex="12pt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3539c" officeooo:paragraph-rsid="0053539c" style:font-size-asian="12pt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3539c" officeooo:paragraph-rsid="00541584" style:font-size-asian="12pt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41584" officeooo:paragraph-rsid="00541584" style:font-size-asian="12pt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5bbcb" officeooo:paragraph-rsid="0055bbcb" style:font-size-asian="12pt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71f53" officeooo:paragraph-rsid="00571f53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8ea14" officeooo:paragraph-rsid="0058ea14" style:font-size-asian="12pt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95e10" officeooo:paragraph-rsid="00595e10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95e10" officeooo:paragraph-rsid="00595e10" style:font-size-asian="12pt" style:font-size-complex="12pt"/>
    </style:style>
    <style:style style:name="P2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bee70" officeooo:paragraph-rsid="003bee70" style:font-size-complex="14pt"/>
    </style:style>
    <style:style style:name="P28" style:family="paragraph" style:parent-style-name="Standard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text-underline-style="solid" style:text-underline-width="auto" style:text-underline-color="font-color" style:font-size-asian="14pt" style:language-asian="ru" style:country-asian="RU" style:font-name-complex="Times New Roman5" style:font-size-complex="12pt" style:language-complex="ar" style:country-complex="SA"/>
    </style:style>
    <style:style style:name="P30" style:family="paragraph" style:parent-style-name="Text_20_body">
      <style:text-properties fo:color="#000000" loext:opacity="100%" officeooo:rsid="003d3aef" officeooo:paragraph-rsid="004ea10b"/>
    </style:style>
    <style:style style:name="P31" style:family="paragraph" style:parent-style-name="Листинг">
      <style:paragraph-properties fo:margin-left="0cm" fo:margin-right="0cm" fo:text-align="start" style:justify-single-word="false" fo:text-indent="0cm" style:auto-text-indent="false"/>
      <style:text-properties fo:color="#000000" loext:opacity="100%" officeooo:rsid="00136246" officeooo:paragraph-rsid="00136246"/>
    </style:style>
    <style:style style:name="P32" style:family="paragraph" style:parent-style-name="Листинг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1pt" officeooo:rsid="00136246" officeooo:paragraph-rsid="00136246"/>
    </style:style>
    <style:style style:name="P33" style:family="paragraph" style:parent-style-name="Text_20_body">
      <style:text-properties officeooo:rsid="000ef043" officeooo:paragraph-rsid="000ef043"/>
    </style:style>
    <style:style style:name="P34" style:family="paragraph" style:parent-style-name="Standard">
      <style:text-properties officeooo:rsid="0018933d" officeooo:paragraph-rsid="0018933d"/>
    </style:style>
    <style:style style:name="P35" style:family="paragraph" style:parent-style-name="Standard">
      <style:paragraph-properties fo:text-align="start" style:justify-single-word="false"/>
      <style:text-properties officeooo:rsid="0018933d" officeooo:paragraph-rsid="004ea10b"/>
    </style:style>
    <style:style style:name="P36" style:family="paragraph" style:parent-style-name="Table">
      <style:paragraph-properties fo:keep-with-next="always"/>
      <style:text-properties officeooo:paragraph-rsid="00454d74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54d74" style:font-size-asian="12pt" style:font-size-complex="12pt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7959b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8c4a7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984e7" style:font-size-asian="12pt" style:font-size-complex="12pt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5224db" style:font-size-asian="12pt" style:font-size-complex="12pt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58ea14" style:font-size-asian="12pt" style:font-size-complex="12pt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595e10" style:font-size-asian="12pt" style:font-size-complex="12pt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984e7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aa231" style:font-size-asian="12pt" style:font-size-complex="12pt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c507b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984e7" officeooo:paragraph-rsid="004984e7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984e7" officeooo:paragraph-rsid="005224db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5224db" officeooo:paragraph-rsid="005224db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101cm" fo:margin-right="0.101cm" fo:margin-top="0cm" fo:margin-bottom="0.199cm" style:contextual-spacing="false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c507b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5224db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5292bc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595e10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aa231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72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5292bc" style:font-size-asian="12pt" style:font-size-complex="12pt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53539c" style:font-size-asian="12pt" style:font-size-complex="12pt"/>
    </style:style>
    <style:style style:name="P7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541584" style:font-size-asian="12pt" style:font-size-complex="12pt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55bbcb" style:font-size-asian="12pt" style:font-size-complex="12pt"/>
    </style:style>
    <style:style style:name="P7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571f53" style:font-size-asian="12pt" style:font-size-complex="12pt"/>
    </style:style>
    <style:style style:name="P7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585cd7" style:font-size-asian="12pt" style:font-size-complex="12pt"/>
    </style:style>
    <style:style style:name="P7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58ea14" style:font-size-asian="12pt" style:font-size-complex="12pt"/>
    </style:style>
    <style:style style:name="P8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595e10" style:font-size-asian="12pt" style:font-size-complex="12pt"/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84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c507b" style:font-size-asian="12pt" style:font-size-complex="12pt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224db" officeooo:paragraph-rsid="005224db" style:font-size-asian="12pt" style:font-size-complex="12pt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224db" officeooo:paragraph-rsid="005224db" style:font-size-asian="12pt" style:font-size-complex="12pt"/>
    </style:style>
    <style:style style:name="P8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292bc" officeooo:paragraph-rsid="005292bc" style:font-size-asian="12pt" style:font-size-complex="12pt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292bc" officeooo:paragraph-rsid="005292bc" style:font-size-asian="12pt" style:font-size-complex="12pt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292bc" officeooo:paragraph-rsid="0053539c" style:font-size-asian="12pt" style:font-size-complex="12pt"/>
    </style:style>
    <style:style style:name="P9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292bc" officeooo:paragraph-rsid="00541584" style:font-size-asian="12pt" style:font-size-complex="12pt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292bc" officeooo:paragraph-rsid="0055bbcb" style:font-size-asian="12pt" style:font-size-complex="12pt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292bc" officeooo:paragraph-rsid="00585cd7" style:font-size-asian="12pt" style:font-size-complex="12pt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292bc" officeooo:paragraph-rsid="0058ea14" style:font-size-asian="12pt" style:font-size-complex="12pt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292bc" officeooo:paragraph-rsid="00595e10" style:font-size-asian="12pt" style:font-size-complex="12pt"/>
    </style:style>
    <style:style style:name="P9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3539c" officeooo:paragraph-rsid="0053539c" style:font-size-asian="12pt" style:font-size-complex="12pt"/>
    </style:style>
    <style:style style:name="P9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3539c" officeooo:paragraph-rsid="0053539c" style:font-size-asian="12pt" style:font-size-complex="12pt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3539c" officeooo:paragraph-rsid="00541584" style:font-size-asian="12pt" style:font-size-complex="12pt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41584" officeooo:paragraph-rsid="00541584" style:font-size-asian="12pt" style:font-size-complex="12pt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41584" officeooo:paragraph-rsid="00541584" style:font-size-asian="12pt" style:font-size-complex="12pt"/>
    </style:style>
    <style:style style:name="P10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41584" officeooo:paragraph-rsid="0058ea14" style:font-size-asian="12pt" style:font-size-complex="12pt"/>
    </style:style>
    <style:style style:name="P10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5bbcb" officeooo:paragraph-rsid="0055bbcb" style:font-size-asian="12pt" style:font-size-complex="12pt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5bbcb" officeooo:paragraph-rsid="00585cd7" style:font-size-asian="12pt" style:font-size-complex="12pt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71f53" officeooo:paragraph-rsid="00571f53" style:font-size-asian="12pt" style:font-size-complex="12pt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71f53" officeooo:paragraph-rsid="00571f53" style:font-size-asian="12pt" style:font-size-complex="12pt"/>
    </style:style>
    <style:style style:name="P10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71f53" officeooo:paragraph-rsid="00585cd7" style:font-size-asian="12pt" style:font-size-complex="12pt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85cd7" officeooo:paragraph-rsid="00585cd7" style:font-size-asian="12pt" style:font-size-complex="12pt"/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8ea14" officeooo:paragraph-rsid="0058ea14" style:font-size-asian="12pt" style:font-size-complex="12pt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8ea14" officeooo:paragraph-rsid="0058ea14" style:font-size-asian="12pt" style:font-size-complex="12pt"/>
    </style:style>
    <style:style style:name="P10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8ea14" officeooo:paragraph-rsid="00595e10" style:font-size-asian="12pt" style:font-size-complex="12pt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595e10" officeooo:paragraph-rsid="00595e10" style:font-size-asian="12pt" style:font-size-complex="12pt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95e10" officeooo:paragraph-rsid="00595e10" style:font-size-asian="12pt" style:font-size-complex="12pt"/>
    </style:style>
    <style:style style:name="P1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fo:font-style="normal" officeooo:rsid="00571f53" officeooo:paragraph-rsid="00571f53" style:font-size-asian="12pt" style:font-style-asian="normal" style:font-size-complex="12pt" style:font-style-complex="normal"/>
    </style:style>
    <style:style style:name="P113" style:family="paragraph" style:parent-style-name="Text_20_body">
      <style:text-properties fo:language="ru" fo:country="RU" officeooo:rsid="004cf453" officeooo:paragraph-rsid="004cf453"/>
    </style:style>
    <style:style style:name="P1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fo:font-style="normal" officeooo:rsid="00136246" officeooo:paragraph-rsid="0013326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15" style:family="paragraph" style:parent-style-name="Листинг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1pt" fo:language="en" fo:country="US" officeooo:rsid="004cea41" officeooo:paragraph-rsid="00136246"/>
    </style:style>
    <style:style style:name="P116" style:family="paragraph" style:parent-style-name="Листинг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1pt" fo:language="en" fo:country="US" officeooo:rsid="004cea41" officeooo:paragraph-rsid="004ea10b"/>
    </style:style>
    <style:style style:name="P117" style:family="paragraph" style:parent-style-name="Листинг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1pt" fo:language="en" fo:country="US" officeooo:rsid="004cea41" officeooo:paragraph-rsid="0050002e"/>
    </style:style>
    <style:style style:name="P118" style:family="paragraph" style:parent-style-name="Heading_20_1">
      <style:paragraph-properties fo:break-before="page"/>
      <style:text-properties officeooo:rsid="000ef043" officeooo:paragraph-rsid="003724e9"/>
    </style:style>
    <style:style style:name="P119" style:family="paragraph" style:parent-style-name="Heading_20_2">
      <style:paragraph-properties fo:break-before="page"/>
    </style:style>
    <style:style style:name="P120" style:family="paragraph" style:parent-style-name="Heading_20_2">
      <style:paragraph-properties fo:text-align="start" style:justify-single-word="false"/>
      <style:text-properties officeooo:paragraph-rsid="0040a975"/>
    </style:style>
    <style:style style:name="P12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Courier New" fo:font-size="11pt" fo:language="en" fo:country="US" officeooo:rsid="004cea41" officeooo:paragraph-rsid="004ea10b"/>
    </style:style>
    <style:style style:name="P1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60afc" officeooo:paragraph-rsid="005224db" style:font-size-asian="12pt" style:font-size-complex="12pt"/>
    </style:style>
    <style:style style:name="P1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95e10" officeooo:paragraph-rsid="00595e10" style:font-size-asian="12pt" style:font-size-complex="12pt"/>
    </style:style>
    <style:style style:name="P1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95e10" officeooo:paragraph-rsid="005d3a0d" style:font-size-asian="12pt" style:font-size-complex="12pt"/>
    </style:style>
    <style:style style:name="P1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d3a0d" officeooo:paragraph-rsid="00595e10" style:font-size-asian="12pt" style:font-size-complex="12pt"/>
    </style:style>
    <style:style style:name="P1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d3a0d" officeooo:paragraph-rsid="005d3a0d" style:font-size-asian="12pt" style:font-size-complex="12pt"/>
    </style:style>
    <style:style style:name="P1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8ea14" officeooo:paragraph-rsid="00595e10" style:font-size-asian="12pt" style:font-size-complex="12pt"/>
    </style:style>
    <style:style style:name="P1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8ea14" officeooo:paragraph-rsid="005d3a0d" style:font-size-asian="12pt" style:font-size-complex="12pt"/>
    </style:style>
    <style:style style:name="P1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292bc" officeooo:paragraph-rsid="005292bc" style:font-size-asian="12pt" style:font-size-complex="12pt"/>
    </style:style>
    <style:style style:name="P1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5224db" style:font-size-asian="12pt" style:font-size-complex="12pt"/>
    </style:style>
    <style:style style:name="P1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595e10" style:font-size-asian="12pt" style:font-size-complex="12pt"/>
    </style:style>
    <style:style style:name="P1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5d3a0d" style:font-size-asian="12pt" style:font-size-complex="12pt"/>
    </style:style>
    <style:style style:name="P1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5e49bb" style:font-size-asian="12pt" style:font-size-complex="12pt"/>
    </style:style>
    <style:style style:name="P1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c507b" style:font-size-asian="12pt" style:font-size-complex="12pt"/>
    </style:style>
    <style:style style:name="P1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600a86" style:font-size-asian="12pt" style:font-size-complex="12pt"/>
    </style:style>
    <style:style style:name="P1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53539c" style:font-size-asian="12pt" style:font-size-complex="12pt"/>
    </style:style>
    <style:style style:name="P1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1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1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1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600a86" style:font-size-asian="12pt" style:font-size-complex="12pt"/>
    </style:style>
    <style:style style:name="P1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5e49bb" officeooo:paragraph-rsid="005e49bb" style:font-size-asian="12pt" style:font-size-complex="12pt"/>
    </style:style>
    <style:style style:name="P143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c507b" style:font-size-asian="12pt" style:font-size-complex="12pt"/>
    </style:style>
    <style:style style:name="P1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595e10" style:font-size-asian="12pt" style:font-size-complex="12pt"/>
    </style:style>
    <style:style style:name="P14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5d3a0d" style:font-size-asian="12pt" style:font-size-complex="12pt"/>
    </style:style>
    <style:style style:name="P14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984e7" officeooo:paragraph-rsid="005224db" style:font-size-asian="12pt" style:font-size-complex="12pt"/>
    </style:style>
    <style:style style:name="P14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984e7" officeooo:paragraph-rsid="005d3a0d" style:font-size-asian="12pt" style:font-size-complex="12pt"/>
    </style:style>
    <style:style style:name="P14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5d3a0d" officeooo:paragraph-rsid="005d3a0d" style:font-size-asian="12pt" style:font-size-complex="12pt"/>
    </style:style>
    <style:style style:name="P1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5d3a0d" officeooo:paragraph-rsid="005e49bb" style:font-size-asian="12pt" style:font-size-complex="12pt"/>
    </style:style>
    <style:style style:name="P1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c507b" style:font-size-asian="12pt" style:font-size-complex="12pt"/>
    </style:style>
    <style:style style:name="P1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3539c" officeooo:paragraph-rsid="0053539c" style:font-size-asian="12pt" style:font-size-complex="12pt"/>
    </style:style>
    <style:style style:name="P1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3539c" officeooo:paragraph-rsid="0053539c" style:font-size-asian="12pt" style:font-size-complex="12pt"/>
    </style:style>
    <style:style style:name="P1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3539c" officeooo:paragraph-rsid="00541584" style:font-size-asian="12pt" style:font-size-complex="12pt"/>
    </style:style>
    <style:style style:name="P1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3539c" officeooo:paragraph-rsid="005e49bb" style:font-size-asian="12pt" style:font-size-complex="12pt"/>
    </style:style>
    <style:style style:name="P1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5bbcb" officeooo:paragraph-rsid="0055bbcb" style:font-size-asian="12pt" style:font-size-complex="12pt"/>
    </style:style>
    <style:style style:name="P1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85cd7" officeooo:paragraph-rsid="00585cd7" style:font-size-asian="12pt" style:font-size-complex="12pt"/>
    </style:style>
    <style:style style:name="P1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8ea14" officeooo:paragraph-rsid="0058ea14" style:font-size-asian="12pt" style:font-size-complex="12pt"/>
    </style:style>
    <style:style style:name="P1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41584" officeooo:paragraph-rsid="0058ea14" style:font-size-asian="12pt" style:font-size-complex="12pt"/>
    </style:style>
    <style:style style:name="P1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95e10" officeooo:paragraph-rsid="00595e10" style:font-size-asian="12pt" style:font-size-complex="12pt"/>
    </style:style>
    <style:style style:name="P16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95e10" officeooo:paragraph-rsid="00595e10" style:font-size-asian="12pt" style:font-size-complex="12pt"/>
    </style:style>
    <style:style style:name="P1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5d3a0d" officeooo:paragraph-rsid="005d3a0d" style:font-size-asian="12pt" style:font-size-complex="12pt"/>
    </style:style>
    <style:style style:name="P16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d3a0d" officeooo:paragraph-rsid="005d3a0d" style:font-size-asian="12pt" style:font-size-complex="12pt"/>
    </style:style>
    <style:style style:name="P16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460afc" officeooo:paragraph-rsid="005d3a0d" style:font-size-asian="12pt" style:font-size-complex="12pt"/>
    </style:style>
    <style:style style:name="P1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460afc" officeooo:paragraph-rsid="005e49bb" style:font-size-asian="12pt" style:font-size-complex="12pt"/>
    </style:style>
    <style:style style:name="P16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460afc" officeooo:paragraph-rsid="00600a86" style:font-size-asian="12pt" style:font-size-complex="12pt"/>
    </style:style>
    <style:style style:name="P16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e49bb" officeooo:paragraph-rsid="005e49bb" style:font-size-asian="12pt" style:font-size-complex="12pt"/>
    </style:style>
    <style:style style:name="P16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style:font-name="Times New Roman" fo:font-size="12pt" fo:language="en" fo:country="US" officeooo:rsid="005e49bb" officeooo:paragraph-rsid="00600a86" style:font-size-asian="12pt" style:font-size-complex="12pt"/>
    </style:style>
    <style:style style:name="P16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fo:language="en" fo:country="US" officeooo:rsid="004984e7" officeooo:paragraph-rsid="005e49bb" style:font-size-asian="12pt" style:font-size-complex="12pt"/>
    </style:style>
    <style:style style:name="P169" style:family="paragraph" style:parent-style-name="Text_20_body" style:list-style-name="L1">
      <style:text-properties officeooo:paragraph-rsid="0040a975"/>
    </style:style>
    <style:style style:name="P170" style:family="paragraph" style:parent-style-name="Text_20_body" style:list-style-name="L1">
      <style:text-properties officeooo:paragraph-rsid="00454d74"/>
    </style:style>
    <style:style style:name="P171" style:family="paragraph" style:parent-style-name="Text_20_body" style:list-style-name="L2">
      <style:text-properties officeooo:paragraph-rsid="0050b223"/>
    </style:style>
    <style:style style:name="P172" style:family="paragraph" style:parent-style-name="Text_20_body" style:list-style-name="L2">
      <style:paragraph-properties fo:text-align="start" style:justify-single-word="false"/>
      <style:text-properties officeooo:paragraph-rsid="0050b223"/>
    </style:style>
    <style:style style:name="P173" style:family="paragraph" style:parent-style-name="Text_20_body" style:list-style-name="L2">
      <style:paragraph-properties fo:text-align="start" style:justify-single-word="false"/>
      <style:text-properties officeooo:rsid="0050002e" officeooo:paragraph-rsid="0050b223"/>
    </style:style>
    <style:style style:name="P174" style:family="paragraph" style:parent-style-name="Text_20_body" style:list-style-name="L1">
      <style:text-properties fo:language="ru" fo:country="RU" officeooo:rsid="00454d74" officeooo:paragraph-rsid="00454d74"/>
    </style:style>
    <style:style style:name="P175" style:family="paragraph" style:parent-style-name="Text_20_body" style:list-style-name="L1">
      <style:paragraph-properties fo:margin-left="0cm" fo:margin-right="0cm" fo:text-indent="0cm" style:auto-text-indent="false"/>
      <style:text-properties fo:language="ru" fo:country="RU" officeooo:rsid="00454d74" officeooo:paragraph-rsid="00454d74"/>
    </style:style>
    <style:style style:name="P176" style:family="paragraph" style:parent-style-name="Text_20_body" style:list-style-name="L2">
      <style:paragraph-properties fo:text-align="start" style:justify-single-word="false"/>
      <style:text-properties fo:color="#000000" loext:opacity="100%" style:font-name="Times New Roman" fo:font-size="14pt" fo:language="ru" fo:country="RU" officeooo:rsid="0050002e" officeooo:paragraph-rsid="0050b223" style:font-size-asian="14pt" style:language-asian="ru" style:country-asian="RU" style:font-name-complex="Times New Roman5" style:font-size-complex="14pt" style:language-complex="ar" style:country-complex="SA"/>
    </style:style>
    <style:style style:name="P177" style:family="paragraph" style:parent-style-name="Text_20_body" style:list-style-name="L1">
      <style:text-properties fo:color="#000000" loext:opacity="100%" style:font-name="Times New Roman" fo:font-size="14pt" fo:language="ru" fo:country="RU" officeooo:rsid="0050b223" officeooo:paragraph-rsid="0050b223" style:font-size-asian="14pt" style:language-asian="ru" style:country-asian="RU" style:font-name-complex="Times New Roman5" style:font-size-complex="14pt" style:language-complex="ar" style:country-complex="SA"/>
    </style:style>
    <style:style style:name="P178" style:family="paragraph" style:parent-style-name="Text_20_body" style:list-style-name="L3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11ddc4" officeooo:paragraph-rsid="0047959b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179" style:family="paragraph" style:parent-style-name="Text_20_body">
      <style:text-properties fo:color="#000000" loext:opacity="100%" fo:language="ru" fo:country="RU" officeooo:rsid="003d3aef" officeooo:paragraph-rsid="0060e678"/>
    </style:style>
    <style:style style:name="P180" style:family="paragraph" style:parent-style-name="Text_20_body" style:list-style-name="L1">
      <style:paragraph-properties fo:margin-left="0cm" fo:margin-right="0cm" fo:text-indent="0cm" style:auto-text-indent="false"/>
      <style:text-properties officeooo:rsid="00454d74" officeooo:paragraph-rsid="00454d74"/>
    </style:style>
    <style:style style:name="P181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47959b"/>
    </style:style>
    <style:style style:name="P182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13326f" officeooo:paragraph-rsid="0047959b" style:font-size-asian="14pt" style:language-asian="ru" style:country-asian="RU" style:font-name-complex="Times New Roman5" style:font-size-complex="12pt" style:language-complex="ar" style:country-complex="S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style:font-size-complex="14pt"/>
    </style:style>
    <style:style style:name="T5" style:family="text">
      <style:text-properties style:font-name="Times New Roman" officeooo:rsid="003bee70" style:font-size-complex="14pt"/>
    </style:style>
    <style:style style:name="T6" style:family="text">
      <style:text-properties style:font-name="Times New Roman" fo:language="en" fo:country="US"/>
    </style:style>
    <style:style style:name="T7" style:family="text">
      <style:text-properties style:font-name="Times New Roman" fo:language="en" fo:country="US" officeooo:rsid="004aa231"/>
    </style:style>
    <style:style style:name="T8" style:family="text">
      <style:text-properties style:font-name="Times New Roman" fo:language="en" fo:country="US" officeooo:rsid="004c507b"/>
    </style:style>
    <style:style style:name="T9" style:family="text">
      <style:text-properties style:font-name="Times New Roman" fo:language="en" fo:country="US" officeooo:rsid="0058ea14"/>
    </style:style>
    <style:style style:name="T10" style:family="text">
      <style:text-properties style:font-name="Times New Roman" officeooo:rsid="004aa231"/>
    </style:style>
    <style:style style:name="T11" style:family="text">
      <style:text-properties style:font-name="Times New Roman" officeooo:rsid="004984e7"/>
    </style:style>
    <style:style style:name="T12" style:family="text">
      <style:text-properties style:font-name="Times New Roman" officeooo:rsid="005292bc"/>
    </style:style>
    <style:style style:name="T13" style:family="text">
      <style:text-properties style:font-name="Times New Roman" officeooo:rsid="0053539c"/>
    </style:style>
    <style:style style:name="T14" style:family="text">
      <style:text-properties style:font-name="Times New Roman" officeooo:rsid="00541584"/>
    </style:style>
    <style:style style:name="T15" style:family="text">
      <style:text-properties style:font-name="Times New Roman" officeooo:rsid="0055bbcb"/>
    </style:style>
    <style:style style:name="T16" style:family="text">
      <style:text-properties style:font-name="Times New Roman" officeooo:rsid="00585cd7"/>
    </style:style>
    <style:style style:name="T17" style:family="text">
      <style:text-properties style:font-name="Times New Roman" officeooo:rsid="0058ea14"/>
    </style:style>
    <style:style style:name="T18" style:family="text">
      <style:text-properties style:font-name="Times New Roman" officeooo:rsid="00595e10"/>
    </style:style>
    <style:style style:name="T19" style:family="text">
      <style:text-properties style:font-name="Times New Roman" officeooo:rsid="005d3a0d"/>
    </style:style>
    <style:style style:name="T20" style:family="text">
      <style:text-properties style:font-name="Times New Roman" officeooo:rsid="005e49bb"/>
    </style:style>
    <style:style style:name="T21" style:family="text">
      <style:text-properties style:font-name="Times New Roman" officeooo:rsid="00600a86"/>
    </style:style>
    <style:style style:name="T22" style:family="text">
      <style:text-properties style:font-name="Times New Roman" officeooo:rsid="005224db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5" style:family="text">
      <style:text-properties fo:color="#000000" loext:opacity="100%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6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7" style:family="text">
      <style:text-properties fo:color="#000000" loext:opacity="100%" style:font-name="Times New Roman" fo:font-size="14pt" fo:language="ru" fo:country="RU" officeooo:rsid="003ff755" style:font-size-asian="14pt" style:language-asian="ru" style:country-asian="RU" style:font-name-complex="Times New Roman5" style:font-size-complex="14pt" style:language-complex="ar" style:country-complex="SA"/>
    </style:style>
    <style:style style:name="T28" style:family="text">
      <style:text-properties fo:color="#000000" loext:opacity="100%" style:font-name="Times New Roman" fo:font-size="14pt" fo:language="ru" fo:country="RU" officeooo:rsid="0050002e" style:font-size-asian="14pt" style:language-asian="ru" style:country-asian="RU" style:font-name-complex="Times New Roman5" style:font-size-complex="14pt" style:language-complex="ar" style:country-complex="SA"/>
    </style:style>
    <style:style style:name="T29" style:family="text">
      <style:text-properties fo:color="#000000" loext:opacity="100%" style:font-name="Times New Roman" fo:font-size="14pt" fo:language="ru" fo:country="RU" officeooo:rsid="0041e5b2" style:font-size-asian="14pt" style:language-asian="ru" style:country-asian="RU" style:font-name-complex="Times New Roman5" style:font-size-complex="14pt" style:language-complex="ar" style:country-complex="SA"/>
    </style:style>
    <style:style style:name="T30" style:family="text">
      <style:text-properties fo:color="#000000" loext:opacity="100%" style:font-name="Times New Roman" fo:font-size="14pt" fo:language="ru" fo:country="RU" officeooo:rsid="0050b223" style:font-size-asian="14pt" style:language-asian="ru" style:country-asian="RU" style:font-name-complex="Times New Roman5" style:font-size-complex="14pt" style:language-complex="ar" style:country-complex="SA"/>
    </style:style>
    <style:style style:name="T31" style:family="text">
      <style:text-properties fo:color="#000000" loext:opacity="100%" style:font-name="Times New Roman" fo:font-size="14pt" fo:language="ru" fo:country="RU" fo:font-style="italic" fo:font-weight="bol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32" style:family="text">
      <style:text-properties fo:color="#000000" loext:opacity="100%" style:font-name="Times New Roman" fo:font-size="14pt" fo:language="ru" fo:country="RU" fo:font-style="italic" fo:font-weight="bold" officeooo:rsid="0050002e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33" style:family="text">
      <style:text-properties fo:color="#000000" loext:opacity="100%" style:font-name="Times New Roman" fo:font-size="14pt" fo:language="ru" fo:country="RU" fo:font-style="italic" fo:font-weight="bold" officeooo:rsid="0041e5b2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34" style:family="text">
      <style:text-properties fo:color="#000000" loext:opacity="100%" style:font-name="Times New Roman" fo:font-size="14pt" fo:language="ru" fo:country="RU" fo:font-style="normal" fo:font-weight="normal" officeooo:rsid="0050002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5" style:family="text">
      <style:text-properties fo:color="#000000" loext:opacity="100%" style:font-name="Times New Roman" fo:font-size="14pt" fo:language="ru" fo:country="RU" fo:font-style="normal" style:text-underline-style="none" fo:font-weight="normal" officeooo:rsid="0050002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6" style:family="text">
      <style:text-properties fo:color="#000000" loext:opacity="100%" style:font-name="Times New Roman" fo:font-size="14pt" fo:language="en" fo:country="US" fo:font-weight="bold" officeooo:rsid="004ea10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7" style:family="text">
      <style:text-properties fo:color="#000000" loext:opacity="100%" officeooo:rsid="003d3aef"/>
    </style:style>
    <style:style style:name="T38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9" style:family="text">
      <style:text-properties fo:font-variant="normal" fo:text-transform="none" style:font-name="Times New Roman" fo:font-size="14pt" fo:language="ru" fo:country="RU" fo:font-weight="normal" officeooo:rsid="004ea10b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0" style:family="text">
      <style:text-properties fo:font-variant="normal" fo:text-transform="none" style:font-name="Times New Roman" fo:font-size="14pt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1" style:family="text">
      <style:text-properties fo:font-variant="normal" fo:text-transform="none" style:font-name="Times New Roman" fo:font-size="14pt" fo:font-weight="normal" officeooo:rsid="0060e678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2" style:family="text">
      <style:text-properties fo:font-variant="normal" fo:text-transform="none" style:font-name="Times New Roman" fo:font-size="14pt" fo:font-weight="normal" officeooo:rsid="004ea10b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3" style:family="text">
      <style:text-properties fo:font-variant="normal" fo:text-transform="none" fo:color="#000000" loext:opacity="100%" style:font-name="Times New Roman" fo:font-size="14pt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4" style:family="text">
      <style:text-properties fo:font-variant="normal" fo:text-transform="none" fo:color="#000000" loext:opacity="100%" style:font-name="Times New Roman" fo:font-size="14pt" fo:font-weight="normal" officeooo:rsid="003d3aef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5" style:family="text">
      <style:text-properties fo:font-variant="normal" fo:text-transform="none" fo:color="#000000" loext:opacity="100%" style:font-name="Times New Roman" fo:font-size="14pt" fo:font-weight="normal" officeooo:rsid="004ea10b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6" style:family="text">
      <style:text-properties fo:font-variant="normal" fo:text-transform="none" fo:color="#000000" loext:opacity="100%" style:font-name="Times New Roman" fo:font-size="14pt" fo:language="en" fo:country="US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0454d74"/>
    </style:style>
    <style:style style:name="T49" style:family="text">
      <style:text-properties fo:language="en" fo:country="US" officeooo:rsid="00460afc"/>
    </style:style>
    <style:style style:name="T50" style:family="text">
      <style:text-properties fo:language="en" fo:country="US" officeooo:rsid="0047959b"/>
    </style:style>
    <style:style style:name="T51" style:family="text">
      <style:text-properties fo:language="en" fo:country="US" officeooo:rsid="0048c4a7"/>
    </style:style>
    <style:style style:name="T52" style:family="text">
      <style:text-properties fo:language="en" fo:country="US" officeooo:rsid="004984e7"/>
    </style:style>
    <style:style style:name="T53" style:family="text">
      <style:text-properties fo:language="en" fo:country="US" officeooo:rsid="004aa231"/>
    </style:style>
    <style:style style:name="T54" style:family="text">
      <style:text-properties fo:language="en" fo:country="US" officeooo:rsid="004c507b"/>
    </style:style>
    <style:style style:name="T55" style:family="text">
      <style:text-properties fo:language="en" fo:country="US" officeooo:rsid="004cea41"/>
    </style:style>
    <style:style style:name="T56" style:family="text">
      <style:text-properties fo:language="en" fo:country="US" officeooo:rsid="004dee4f"/>
    </style:style>
    <style:style style:name="T57" style:family="text">
      <style:text-properties fo:language="en" fo:country="US" officeooo:rsid="004ea10b"/>
    </style:style>
    <style:style style:name="T58" style:family="text">
      <style:text-properties fo:language="en" fo:country="US" officeooo:rsid="0050b223"/>
    </style:style>
    <style:style style:name="T59" style:family="text">
      <style:text-properties fo:language="en" fo:country="US" officeooo:rsid="005224db"/>
    </style:style>
    <style:style style:name="T60" style:family="text">
      <style:text-properties fo:language="en" fo:country="US" officeooo:rsid="005292bc"/>
    </style:style>
    <style:style style:name="T61" style:family="text">
      <style:text-properties fo:language="en" fo:country="US" officeooo:rsid="00571f53"/>
    </style:style>
    <style:style style:name="T62" style:family="text">
      <style:text-properties fo:language="en" fo:country="US" officeooo:rsid="0058ea14"/>
    </style:style>
    <style:style style:name="T63" style:family="text">
      <style:text-properties fo:language="en" fo:country="US" officeooo:rsid="00595e10"/>
    </style:style>
    <style:style style:name="T64" style:family="text">
      <style:text-properties fo:language="en" fo:country="US" officeooo:rsid="005d3a0d"/>
    </style:style>
    <style:style style:name="T65" style:family="text">
      <style:text-properties fo:language="en" fo:country="US" officeooo:rsid="005e49bb"/>
    </style:style>
    <style:style style:name="T66" style:family="text">
      <style:text-properties officeooo:rsid="001b2153"/>
    </style:style>
    <style:style style:name="T67" style:family="text">
      <style:text-properties fo:language="ru" fo:country="RU" officeooo:rsid="00454d74"/>
    </style:style>
    <style:style style:name="T68" style:family="text">
      <style:text-properties fo:language="ru" fo:country="RU" officeooo:rsid="004ea10b"/>
    </style:style>
    <style:style style:name="T69" style:family="text">
      <style:text-properties officeooo:rsid="003bee70"/>
    </style:style>
    <style:style style:name="T70" style:family="text">
      <style:text-properties style:font-name="Times New Roman2" fo:font-size="14pt" fo:font-weight="bold" officeooo:rsid="003ff7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71" style:family="text">
      <style:text-properties officeooo:rsid="00454d74"/>
    </style:style>
    <style:style style:name="T72" style:family="text">
      <style:text-properties officeooo:rsid="00460afc"/>
    </style:style>
    <style:style style:name="T73" style:family="text">
      <style:text-properties officeooo:rsid="0047959b"/>
    </style:style>
    <style:style style:name="T74" style:family="text">
      <style:text-properties officeooo:rsid="0048c4a7"/>
    </style:style>
    <style:style style:name="T75" style:family="text">
      <style:text-properties officeooo:rsid="004984e7"/>
    </style:style>
    <style:style style:name="T76" style:family="text">
      <style:text-properties officeooo:rsid="004aa231"/>
    </style:style>
    <style:style style:name="T77" style:family="text">
      <style:text-properties officeooo:rsid="004c507b"/>
    </style:style>
    <style:style style:name="T78" style:family="text">
      <style:text-properties officeooo:rsid="005224db"/>
    </style:style>
    <style:style style:name="T79" style:family="text">
      <style:text-properties officeooo:rsid="005292bc"/>
    </style:style>
    <style:style style:name="T80" style:family="text">
      <style:text-properties officeooo:rsid="0053539c"/>
    </style:style>
    <style:style style:name="T81" style:family="text">
      <style:text-properties officeooo:rsid="00541584"/>
    </style:style>
    <style:style style:name="T82" style:family="text">
      <style:text-properties officeooo:rsid="0055bbcb"/>
    </style:style>
    <style:style style:name="T83" style:family="text">
      <style:text-properties officeooo:rsid="00571f53"/>
    </style:style>
    <style:style style:name="T84" style:family="text">
      <style:text-properties officeooo:rsid="00585cd7"/>
    </style:style>
    <style:style style:name="T85" style:family="text">
      <style:text-properties officeooo:rsid="0058ea14"/>
    </style:style>
    <style:style style:name="T86" style:family="text">
      <style:text-properties officeooo:rsid="00595e10"/>
    </style:style>
    <style:style style:name="T87" style:family="text">
      <style:text-properties officeooo:rsid="005a08c3"/>
    </style:style>
    <style:style style:name="T88" style:family="text">
      <style:text-properties officeooo:rsid="005d3a0d"/>
    </style:style>
    <style:style style:name="T89" style:family="text">
      <style:text-properties officeooo:rsid="005e49bb"/>
    </style:style>
    <style:style style:name="T90" style:family="text">
      <style:text-properties officeooo:rsid="00600a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Footnote_20_Symbol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2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Book_20_Title"><text:span text:style-name="T1">отчет</text:span></text:span></text:p>
      <text:p text:style-name="P2"><text:span text:style-name="T3">по лабораторной р</text:span><text:span text:style-name="T24">аботе №</text:span><text:span text:style-name="T36">2</text:span></text:p>
      <text:p text:style-name="P2"><text:span text:style-name="T3">по дисциплине </text:span><text:span text:style-name="T24">«</text:span><text:span text:style-name="T25">Организация ЭВМ и систем</text:span><text:span text:style-name="T24">»</text:span></text:p>
      <text:p text:style-name="P2"><text:span text:style-name="Book_20_Title"><text:span text:style-name="T38">Тема: Изучение режимов адресации и формирования исполнительного адреса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<text:span text:style-name="T4">Студент гр. 0</text:span><text:span text:style-name="T5">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27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27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69">21</text:span></text:p>
      <text:h text:style-name="P119" text:outline-level="2">Цель работы.</text:h>
      <text:p text:style-name="P30">Изуч<text:span text:style-name="T68">ить </text:span><text:span text:style-name="Book_20_Title"><text:span text:style-name="T39">режимы адресации и формирование исполнительного адреса.</text:span></text:span></text:p>
      <text:p text:style-name="P33"/>
      <text:h text:style-name="Heading_20_2" text:outline-level="2">Задание.</text:h>
      <text:p text:style-name="P28"><text:tab/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28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</text:p>
      <text:p text:style-name="P28">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28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8"/>
      <text:p text:style-name="P29">Порядок выполнения работы.</text:p>
      <text:p text:style-name="P28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/text:p>
      <text:p text:style-name="P28"><text:soft-page-break/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p>
      <text:p text:style-name="P28">3. Снова протранслировать программу и скомпоновать загрузочный модуль.</text:p>
      <text:p text:style-name="P28">4. 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.</text:p>
      <text:p text:style-name="P28">5. Результаты прогона программы под управлением отладчика должны быть подписаны преподавателем и представлены в отчете.</text:p>
      <text:p text:style-name="P8"/>
      <text:p text:style-name="P8"/>
      <text:h text:style-name="P120" text:outline-level="2"><text:span text:style-name="T70">Ход</text:span> работы<text:span text:style-name="T27"><text:tab/></text:span></text:h>
      <text:list xml:id="list2745567382" text:style-name="L1">
        <text:list-item>
          <text:p text:style-name="P169"><text:span text:style-name="T28">О</text:span><text:span text:style-name="T29">писание обнаруженных при первоначальной трансляции ошибок и их объяснение </text:span><text:span text:style-name="T30">:</text:span></text:p>
        </text:list-item>
      </text:list>
      <text:list xml:id="list1152490449" text:style-name="L2">
        <text:list-item>
          <text:p text:style-name="P171"><text:span text:style-name="T34">(47)</text:span><text:span text:style-name="T32"> </text:span><text:span text:style-name="T33">mov mem3, [bx]</text:span><text:span text:style-name="T29"> - Нельзя читать из памяти и писать в память одной командой .</text:span></text:p>
        </text:list-item>
        <text:list-item>
          <text:p text:style-name="P172"><text:span text:style-name="T28">(54) </text:span><text:span text:style-name="T32">mov cx, vec2[di]</text:span><text:span text:style-name="T28"> <text:s/>- Несоответствие типов операндов.</text:span></text:p>
        </text:list-item>
        <text:list-item>
          <text:p text:style-name="P171"><text:span text:style-name="T28">(58) </text:span><text:span text:style-name="T32">mov cx, matr[bx][di] <text:s/></text:span><text:span text:style-name="T35">-</text:span><text:span text:style-name="T32"> </text:span><text:span text:style-name="T28">Несоответствие типов операндов.</text:span></text:p>
        </text:list-item>
        <text:list-item>
          <text:p text:style-name="P173"><text:span text:style-name="T26">(59) </text:span><text:span text:style-name="T31">mov ax, matr[bx*4][di]</text:span><text:span text:style-name="T26"> - Нельзя умножать 16-битные регистры, нужно использовать регистры EXX.</text:span></text:p>
        </text:list-item>
        <text:list-item>
          <text:p text:style-name="P173"><text:span text:style-name="T30">(79) </text:span><text:span text:style-name="T31">mov ax, matr[bp+bx] </text:span><text:span text:style-name="T26">- Нельзя использовать более одного базового регистра.</text:span></text:p>
        </text:list-item>
        <text:list-item>
          <text:p text:style-name="P173"><text:span text:style-name="T30">(80 ) </text:span><text:span text:style-name="T31">mov ax, matr[bp+di+si]</text:span><text:span text:style-name="T26"> - Нельзя использовать более одного индексного регистра.</text:span></text:p>
          <text:p text:style-name="P176"/>
        </text:list-item>
      </text:list>
      <text:list xml:id="list192223237433839" text:continue-list="list2745567382" text:style-name="L1">
        <text:list-item>
          <text:p text:style-name="P177">Запуск программы под управлением отладчика с пошаговым выполнением и занесением данных в таблицу 1:</text:p>
          <text:list>
            <text:list-header>
              <text:p text:style-name="P174"><text:soft-page-break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5"><text:s/><text:tab/>Начальное значение сегментных регистров:</text:p>
                              <text:list>
                                <text:list-header>
                                  <text:p text:style-name="P170"><text:span text:style-name="T67"><text:s/></text:span><text:span text:style-name="T48">CS </text:span><text:span text:style-name="T49">=</text:span><text:span text:style-name="T48"> </text:span><text:span text:style-name="T61">1A0A</text:span><text:span text:style-name="T48"><text:tab/>; <text:tab/>DS </text:span><text:span text:style-name="T49">=</text:span><text:span text:style-name="T48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80"><text:span text:style-name="T47"><text:tab/><text:tab/><text:tab/><text:tab/> ES </text:span><text:span text:style-name="T49">=</text:span><text:span text:style-name="T47"> 19F5<text:tab/>;<text:tab/>SS </text:span><text:span text:style-name="T49">=</text:span><text:span text:style-name="T47"> 1A0</text:span><text:span text:style-name="T61">5</text:span><text:span text:style-name="T47"> ;</text:span></text:p>
                                              <text:p text:style-name="P174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36">Таблица <text:sequence text:ref-name="refTable0" text:name="Table" text:formula="ooow:Table+1" style:num-format="1">1</text:sequence><text:s/>- <text:span text:style-name="T71">Отладка LR2_COMP</text:span><text:span text:style-name="T48">.</text:span><text:span text:style-name="T58">EXE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1825209621440">
          <table:table-cell table:style-name="Таблица2.A1" table:number-rows-spanned="2" office:value-type="string">
            <text:p text:style-name="P39">Адрес</text:p>
            <text:p text:style-name="P39">Команды</text:p>
          </table:table-cell>
          <table:table-cell table:style-name="Таблица2.A1" table:number-rows-spanned="2" office:value-type="string">
            <text:p text:style-name="P39">Символический</text:p>
            <text:p text:style-name="P39">код команды</text:p>
          </table:table-cell>
          <table:table-cell table:style-name="Таблица2.A1" table:number-rows-spanned="2" office:value-type="string">
            <text:p text:style-name="P39">16-ричный</text:p>
            <text:p text:style-name="P37">код команды</text:p>
          </table:table-cell>
          <table:table-cell table:style-name="Таблица2.D1" table:number-columns-spanned="2" office:value-type="string">
            <text:p text:style-name="P39">Содержимое регистров и ячеек памяти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D2" office:value-type="string">
            <text:p text:style-name="P47">до выполнения </text:p>
          </table:table-cell>
          <table:table-cell table:style-name="Таблица2.E2" office:value-type="string">
            <text:p text:style-name="P46">После выполнения</text:p>
          </table:table-cell>
        </table:table-row>
        <table:table-row table:style-name="TableLine1825209618176">
          <table:table-cell table:style-name="Таблица2.D2" office:value-type="string">
            <text:p text:style-name="P39">00<text:span text:style-name="T59">00</text:span></text:p>
          </table:table-cell>
          <table:table-cell table:style-name="Таблица2.D2" office:value-type="string">
            <text:p text:style-name="P16">PUSH DS</text:p>
          </table:table-cell>
          <table:table-cell table:style-name="Таблица2.D2" office:value-type="string">
            <text:p text:style-name="P15">1E</text:p>
          </table:table-cell>
          <table:table-cell table:style-name="Таблица2.D2" office:value-type="string">
            <text:p text:style-name="P87">DS = <text:s/><text:span text:style-name="T78">19F5</text:span></text:p>
            <text:p text:style-name="P43">IP = 00<text:span text:style-name="T59">00</text:span></text:p>
            <text:p text:style-name="P54"><text:span text:style-name="T51">S</text:span><text:span text:style-name="T47">P = 0018</text:span></text:p>
            <text:p text:style-name="P65">Stack <text:s/>+0 0000</text:p>
            <text:p text:style-name="P65"><text:s text:c="10"/>+2 0000</text:p>
            <text:p text:style-name="P65"><text:s text:c="10"/>+4 0000</text:p>
            <text:p text:style-name="P123"><text:s text:c="9"/>+6 0000</text:p>
          </table:table-cell>
          <table:table-cell table:style-name="Таблица2.E2" office:value-type="string">
            <text:p text:style-name="P87">DS = <text:span text:style-name="T78">19F5</text:span></text:p>
            <text:p text:style-name="P43">IP = 000<text:span text:style-name="T59">1</text:span></text:p>
            <text:p text:style-name="P54"><text:span text:style-name="T51">S</text:span><text:span text:style-name="T47">P = 001</text:span><text:span text:style-name="T59">6</text:span></text:p>
            <text:p text:style-name="P65">Stack <text:s/>+0 <text:span text:style-name="T78">19F5</text:span></text:p>
            <text:p text:style-name="P65"><text:s text:c="10"/>+2 0000</text:p>
            <text:p text:style-name="P65"><text:s text:c="10"/>+4 0000</text:p>
            <text:p text:style-name="P123"><text:s text:c="9"/>+6 0000</text:p>
          </table:table-cell>
        </table:table-row>
        <table:table-row table:style-name="TableLine1825209627152">
          <table:table-cell table:style-name="Таблица2.D2" office:value-type="string">
            <text:p text:style-name="P86">0001</text:p>
          </table:table-cell>
          <table:table-cell table:style-name="Таблица2.D2" office:value-type="string">
            <text:p text:style-name="P55"><text:span text:style-name="T49">S</text:span><text:span text:style-name="T47">UB AX, AX</text:span></text:p>
          </table:table-cell>
          <table:table-cell table:style-name="Таблица2.D2" office:value-type="string">
            <text:p text:style-name="P85">2BC0</text:p>
          </table:table-cell>
          <table:table-cell table:style-name="Таблица2.D2" office:value-type="string">
            <text:p text:style-name="P87">AX = 0000</text:p>
            <text:p text:style-name="P41">IP = 000<text:span text:style-name="T60">1</text:span></text:p>
          </table:table-cell>
          <table:table-cell table:style-name="Таблица2.E2" office:value-type="string">
            <text:p text:style-name="P87">AX = 0000</text:p>
            <text:p text:style-name="P66">IP = 000<text:span text:style-name="T79">3</text:span></text:p>
          </table:table-cell>
        </table:table-row>
        <table:table-row table:style-name="TableLine1825209638576">
          <table:table-cell table:style-name="Таблица2.D2" office:value-type="string">
            <text:p text:style-name="P66">000<text:span text:style-name="T79">3</text:span></text:p>
          </table:table-cell>
          <table:table-cell table:style-name="Таблица2.D2" office:value-type="string">
            <text:p text:style-name="P56">PU<text:span text:style-name="T75">S</text:span>H AX</text:p>
          </table:table-cell>
          <table:table-cell table:style-name="Таблица2.D2" office:value-type="string">
            <text:p text:style-name="P57">50</text:p>
          </table:table-cell>
          <table:table-cell table:style-name="Таблица2.D2" office:value-type="string">
            <text:p text:style-name="P87">AX = 0000</text:p>
            <text:p text:style-name="P40">IP = 000<text:span text:style-name="T60">3</text:span></text:p>
            <text:p text:style-name="P53"><text:span text:style-name="T47">S</text:span><text:span text:style-name="T60">P</text:span><text:span text:style-name="T47"> = 0016</text:span></text:p>
            <text:p text:style-name="P57">Stack <text:s/>+0 19F5</text:p>
            <text:p text:style-name="P57"><text:s text:c="10"/>+2 0000</text:p>
            <text:p text:style-name="P57"><text:s text:c="10"/>+4 0000</text:p>
            <text:p text:style-name="P57"><text:s text:c="10"/>+6 0000</text:p>
          </table:table-cell>
          <table:table-cell table:style-name="Таблица2.E2" office:value-type="string">
            <text:p text:style-name="P87">AX = 0000</text:p>
            <text:p text:style-name="P41">IP = 000<text:span text:style-name="T60">4</text:span></text:p>
            <text:p text:style-name="P53"><text:span text:style-name="T47">S</text:span><text:span text:style-name="T60">P</text:span><text:span text:style-name="T47"> = 0014</text:span></text:p>
            <text:p text:style-name="P57">Stack <text:s/>+0 0000</text:p>
            <text:p text:style-name="P57"><text:s text:c="11"/>+2 19F5</text:p>
            <text:p text:style-name="P57"><text:s text:c="11"/>+4 0000</text:p>
            <text:p text:style-name="P58"><text:s text:c="11"/>+6 0000</text:p>
          </table:table-cell>
        </table:table-row>
        <table:table-row table:style-name="TableLine1825209636400">
          <table:table-cell table:style-name="Таблица2.D2" office:value-type="string">
            <text:p text:style-name="P87">0004</text:p>
          </table:table-cell>
          <table:table-cell table:style-name="Таблица2.D2" office:value-type="string">
            <text:p text:style-name="P87">MOV AX, 1A07</text:p>
          </table:table-cell>
          <table:table-cell table:style-name="Таблица2.D2" office:value-type="string">
            <text:p text:style-name="P69">B8071A</text:p>
          </table:table-cell>
          <table:table-cell table:style-name="Таблица2.D2" office:value-type="string">
            <text:p text:style-name="P42">IP = 000<text:span text:style-name="T60">4</text:span></text:p>
            <text:p text:style-name="P68">AX = 0000</text:p>
          </table:table-cell>
          <table:table-cell table:style-name="Таблица2.E2" office:value-type="string">
            <text:p text:style-name="P42">IP = <text:s/><text:span text:style-name="T52">000</text:span><text:span text:style-name="T60">7</text:span></text:p>
            <text:p text:style-name="P53"><text:span text:style-name="T47">AX = </text:span><text:span text:style-name="T6">1A07</text:span></text:p>
          </table:table-cell>
        </table:table-row>
        <table:table-row table:style-name="TableLine1825209632320">
          <table:table-cell table:style-name="Таблица2.D2" office:value-type="string">
            <text:p text:style-name="P87">0007</text:p>
          </table:table-cell>
          <table:table-cell table:style-name="Таблица2.D2" office:value-type="string">
            <text:p text:style-name="P68">MOV DS, AX</text:p>
          </table:table-cell>
          <table:table-cell table:style-name="Таблица2.D2" office:value-type="string">
            <text:p text:style-name="P69">8ED8</text:p>
          </table:table-cell>
          <table:table-cell table:style-name="Таблица2.D2" office:value-type="string">
            <text:p text:style-name="P68">IP = 000<text:span text:style-name="T79">7</text:span></text:p>
            <text:p text:style-name="P68">DS = <text:s/>19F5</text:p>
          </table:table-cell>
          <table:table-cell table:style-name="Таблица2.E2" office:value-type="string">
            <text:p text:style-name="P68">IP = 000<text:span text:style-name="T79">9</text:span></text:p>
            <text:p text:style-name="P68">DS = 1A07</text:p>
          </table:table-cell>
        </table:table-row>
        <table:table-row table:style-name="TableLine1825209634224">
          <table:table-cell table:style-name="Таблица2.D2" office:value-type="string">
            <text:p text:style-name="P87">0009</text:p>
          </table:table-cell>
          <table:table-cell table:style-name="Таблица2.D2" office:value-type="string">
            <text:p text:style-name="P87">MOV AX, 01F4</text:p>
          </table:table-cell>
          <table:table-cell table:style-name="Таблица2.D2" office:value-type="string">
            <text:p text:style-name="P87">B8F401</text:p>
          </table:table-cell>
          <table:table-cell table:style-name="Таблица2.D2" office:value-type="string">
            <text:p text:style-name="P88">AX = <text:span text:style-name="T11">1A07</text:span></text:p>
            <text:p text:style-name="P73"><text:span text:style-name="T11">IP = 000</text:span><text:span text:style-name="T12">9</text:span></text:p>
          </table:table-cell>
          <table:table-cell table:style-name="Таблица2.E2" office:value-type="string">
            <text:p text:style-name="P89">AX = <text:span text:style-name="T2">01F4</text:span></text:p>
            <text:p text:style-name="P73"><text:span text:style-name="T2">IP = 000</text:span><text:span text:style-name="T13">C</text:span></text:p>
          </table:table-cell>
        </table:table-row>
        <text:soft-page-break/>
        <table:table-row table:style-name="TableLine1825209633408">
          <table:table-cell table:style-name="Таблица2.D2" office:value-type="string">
            <text:p text:style-name="P87">000<text:span text:style-name="T80">C</text:span></text:p>
          </table:table-cell>
          <table:table-cell table:style-name="Таблица2.D2" office:value-type="string">
            <text:p text:style-name="P87">MOV <text:span text:style-name="T80">C</text:span>X, <text:span text:style-name="T80">AX</text:span></text:p>
          </table:table-cell>
          <table:table-cell table:style-name="Таблица2.D2" office:value-type="string">
            <text:p text:style-name="P95">8BC8</text:p>
          </table:table-cell>
          <table:table-cell table:style-name="Таблица2.D2" office:value-type="string">
            <text:p text:style-name="P89">AX = <text:span text:style-name="T2">01F4</text:span></text:p>
            <text:p text:style-name="P96"><text:span text:style-name="T11">C</text:span><text:span text:style-name="T2">X = 00B0</text:span></text:p>
            <text:p text:style-name="P73"><text:span text:style-name="T2">IP = 000</text:span><text:span text:style-name="T13">C</text:span></text:p>
          </table:table-cell>
          <table:table-cell table:style-name="Таблица2.E2" office:value-type="string">
            <text:p text:style-name="P89">AX = <text:span text:style-name="T2">01F4</text:span></text:p>
            <text:p text:style-name="P96"><text:span text:style-name="T11">C</text:span><text:span text:style-name="T2">X = </text:span><text:span text:style-name="T12">01F4</text:span></text:p>
            <text:p text:style-name="P18">IP = 000E</text:p>
          </table:table-cell>
        </table:table-row>
        <table:table-row table:style-name="TableLine1825209625792">
          <table:table-cell table:style-name="Таблица2.D2" office:value-type="string">
            <text:p text:style-name="P87">000<text:span text:style-name="T80">E</text:span></text:p>
          </table:table-cell>
          <table:table-cell table:style-name="Таблица2.D2" office:value-type="string">
            <text:p text:style-name="P87">MOV <text:span text:style-name="T80">BL</text:span>, <text:span text:style-name="T80">24</text:span></text:p>
          </table:table-cell>
          <table:table-cell table:style-name="Таблица2.D2" office:value-type="string">
            <text:p text:style-name="P87">B<text:span text:style-name="T80">324</text:span></text:p>
          </table:table-cell>
          <table:table-cell table:style-name="Таблица2.D2" office:value-type="string">
            <text:p text:style-name="P17"><text:span text:style-name="T75">B</text:span>X = 0000</text:p>
            <text:p text:style-name="P73"><text:span text:style-name="T2">IP = 000</text:span><text:span text:style-name="T13">E</text:span></text:p>
          </table:table-cell>
          <table:table-cell table:style-name="Таблица2.E2" office:value-type="string">
            <text:p text:style-name="P17"><text:span text:style-name="T75">B</text:span>X = 0024</text:p>
            <text:p text:style-name="P18">IP = 0010</text:p>
          </table:table-cell>
        </table:table-row>
        <table:table-row table:style-name="TableLine1825209627424">
          <table:table-cell table:style-name="Таблица2.D2" office:value-type="string">
            <text:p text:style-name="P87">00<text:span text:style-name="T80">10</text:span></text:p>
          </table:table-cell>
          <table:table-cell table:style-name="Таблица2.D2" office:value-type="string">
            <text:p text:style-name="P87">MOV <text:span text:style-name="T80">BH</text:span>, <text:span text:style-name="T80">CE</text:span></text:p>
          </table:table-cell>
          <table:table-cell table:style-name="Таблица2.D2" office:value-type="string">
            <text:p text:style-name="P87">B<text:span text:style-name="T80">7CE</text:span></text:p>
          </table:table-cell>
          <table:table-cell table:style-name="Таблица2.D2" office:value-type="string">
            <text:p text:style-name="P17"><text:span text:style-name="T75">B</text:span>X = 0024</text:p>
            <text:p text:style-name="P74"><text:span text:style-name="T2">IP = </text:span><text:span text:style-name="T12">00</text:span><text:span text:style-name="T13">10</text:span></text:p>
          </table:table-cell>
          <table:table-cell table:style-name="Таблица2.E2" office:value-type="string">
            <text:p text:style-name="P17"><text:span text:style-name="T75">B</text:span>X = CE24</text:p>
            <text:p text:style-name="P18">IP = 0012</text:p>
          </table:table-cell>
        </table:table-row>
        <table:table-row table:style-name="TableLine1825209633680">
          <table:table-cell table:style-name="Таблица2.D2" office:value-type="string">
            <text:p text:style-name="P87">00<text:span text:style-name="T80">12</text:span></text:p>
          </table:table-cell>
          <table:table-cell table:style-name="Таблица2.D2" office:value-type="string">
            <text:p text:style-name="P87">MOV <text:span text:style-name="T80">[0002]</text:span>, <text:span text:style-name="T80">FFCE</text:span></text:p>
          </table:table-cell>
          <table:table-cell table:style-name="Таблица2.D2" office:value-type="string">
            <text:p text:style-name="P18">C7060200CEFF</text:p>
          </table:table-cell>
          <table:table-cell table:style-name="Таблица2.D2" office:value-type="string">
            <text:p text:style-name="P74"><text:span text:style-name="T2">IP = </text:span><text:span text:style-name="T12">00</text:span><text:span text:style-name="T13">12</text:span></text:p>
            <text:p text:style-name="P153">DS:0002 = 00</text:p>
            <text:p text:style-name="P97"><text:span text:style-name="T2">DS:000</text:span><text:span text:style-name="T14">3</text:span><text:span text:style-name="T2"> = 00</text:span></text:p>
          </table:table-cell>
          <table:table-cell table:style-name="Таблица2.E2" office:value-type="string">
            <text:p text:style-name="P74"><text:span text:style-name="T2">IP = </text:span><text:span text:style-name="T12">00</text:span><text:span text:style-name="T13">18</text:span></text:p>
            <text:p text:style-name="P153">DS:0002 = CE</text:p>
            <text:p text:style-name="P97"><text:span text:style-name="T2">DS:000</text:span><text:span text:style-name="T14">3</text:span><text:span text:style-name="T2"> = </text:span><text:span text:style-name="T14">FF</text:span></text:p>
          </table:table-cell>
        </table:table-row>
        <table:table-row table:style-name="TableLine1825209636944">
          <table:table-cell table:style-name="Таблица2.D2" office:value-type="string">
            <text:p text:style-name="P87">00<text:span text:style-name="T80">1</text:span><text:span text:style-name="T81">8</text:span></text:p>
          </table:table-cell>
          <table:table-cell table:style-name="Таблица2.D2" office:value-type="string">
            <text:p text:style-name="P87">MOV <text:span text:style-name="T80">B</text:span><text:span text:style-name="T81">X</text:span>, <text:span text:style-name="T81">0006</text:span></text:p>
          </table:table-cell>
          <table:table-cell table:style-name="Таблица2.D2" office:value-type="string">
            <text:p text:style-name="P87">B<text:span text:style-name="T81">B0600</text:span></text:p>
          </table:table-cell>
          <table:table-cell table:style-name="Таблица2.D2" office:value-type="string">
            <text:p text:style-name="P19"><text:span text:style-name="T75">B</text:span>X = CE24</text:p>
            <text:p text:style-name="P74"><text:span text:style-name="T2">IP = </text:span><text:span text:style-name="T12">00</text:span><text:span text:style-name="T13">1</text:span><text:span text:style-name="T14">8</text:span></text:p>
          </table:table-cell>
          <table:table-cell table:style-name="Таблица2.E2" office:value-type="string">
            <text:p text:style-name="P19"><text:span text:style-name="T75">B</text:span>X = <text:span text:style-name="T81">0006</text:span></text:p>
            <text:p text:style-name="P74"><text:span text:style-name="T13">IP = 001</text:span><text:span text:style-name="T14">B</text:span></text:p>
          </table:table-cell>
        </table:table-row>
        <table:table-row table:style-name="TableLine1825209635040">
          <table:table-cell table:style-name="Таблица2.D2" office:value-type="string">
            <text:p text:style-name="P87">00<text:span text:style-name="T80">1</text:span><text:span text:style-name="T81">B</text:span></text:p>
          </table:table-cell>
          <table:table-cell table:style-name="Таблица2.D2" office:value-type="string">
            <text:p text:style-name="P87">MOV <text:span text:style-name="T80">[000</text:span><text:span text:style-name="T81">0</text:span><text:span text:style-name="T80">]</text:span>, <text:span text:style-name="T81">AX</text:span></text:p>
          </table:table-cell>
          <table:table-cell table:style-name="Таблица2.D2" office:value-type="string">
            <text:p text:style-name="P20">A30000</text:p>
          </table:table-cell>
          <table:table-cell table:style-name="Таблица2.D2" office:value-type="string">
            <text:p text:style-name="P74"><text:span text:style-name="T2">IP = </text:span><text:span text:style-name="T12">00</text:span><text:span text:style-name="T13">1</text:span><text:span text:style-name="T14">B</text:span></text:p>
            <text:p text:style-name="P98"><text:span text:style-name="T14">A</text:span><text:span text:style-name="T2">X = 01F4</text:span></text:p>
            <text:p text:style-name="P97"><text:span text:style-name="T2">DS:000</text:span><text:span text:style-name="T14">0</text:span><text:span text:style-name="T2"> = 00</text:span></text:p>
            <text:p text:style-name="P97"><text:span text:style-name="T2">DS:000</text:span><text:span text:style-name="T14">1</text:span><text:span text:style-name="T2"> = 00</text:span></text:p>
          </table:table-cell>
          <table:table-cell table:style-name="Таблица2.E2" office:value-type="string">
            <text:p text:style-name="P74"><text:span text:style-name="T2">IP = </text:span><text:span text:style-name="T12">00</text:span><text:span text:style-name="T13">1</text:span><text:span text:style-name="T14">E</text:span></text:p>
            <text:p text:style-name="P153">AX = 01F4</text:p>
            <text:p text:style-name="P97"><text:span text:style-name="T2">DS:000</text:span><text:span text:style-name="T14">0</text:span><text:span text:style-name="T2"> = </text:span><text:span text:style-name="T14">F4</text:span></text:p>
            <text:p text:style-name="P97"><text:span text:style-name="T2">DS:000</text:span><text:span text:style-name="T14">1</text:span><text:span text:style-name="T2"> = </text:span><text:span text:style-name="T14">01</text:span></text:p>
          </table:table-cell>
        </table:table-row>
        <table:table-row table:style-name="TableLine1825209626064">
          <table:table-cell table:style-name="Таблица2.D2" office:value-type="string">
            <text:p text:style-name="P87">00<text:span text:style-name="T81">1E</text:span></text:p>
          </table:table-cell>
          <table:table-cell table:style-name="Таблица2.D2" office:value-type="string">
            <text:p text:style-name="P87">MOV A<text:span text:style-name="T81">L</text:span>, <text:span text:style-name="T81">[BX]</text:span></text:p>
          </table:table-cell>
          <table:table-cell table:style-name="Таблица2.D2" office:value-type="string">
            <text:p text:style-name="P20">8A07</text:p>
          </table:table-cell>
          <table:table-cell table:style-name="Таблица2.D2" office:value-type="string">
            <text:p text:style-name="P90">AX = <text:span text:style-name="T2">01F4</text:span></text:p>
            <text:p text:style-name="P99"><text:span text:style-name="T11">B</text:span><text:span text:style-name="T2">X = 0006</text:span></text:p>
            <text:p text:style-name="P73"><text:span text:style-name="T2">IP = 00</text:span><text:span text:style-name="T14">1E</text:span></text:p>
          </table:table-cell>
          <table:table-cell table:style-name="Таблица2.E2" office:value-type="string">
            <text:p text:style-name="P90">AX = <text:span text:style-name="T2">01</text:span><text:span text:style-name="T14">01</text:span></text:p>
            <text:p text:style-name="P99"><text:span text:style-name="T11">B</text:span><text:span text:style-name="T2">X = 0006</text:span></text:p>
            <text:p text:style-name="P73"><text:span text:style-name="T2">IP = 00</text:span><text:span text:style-name="T14">20</text:span></text:p>
          </table:table-cell>
        </table:table-row>
        <table:table-row table:style-name="TableLine1825209632592">
          <table:table-cell table:style-name="Таблица2.D2" office:value-type="string">
            <text:p text:style-name="P87">00<text:span text:style-name="T81">20</text:span></text:p>
          </table:table-cell>
          <table:table-cell table:style-name="Таблица2.D2" office:value-type="string">
            <text:p text:style-name="P87">MOV A<text:span text:style-name="T81">L</text:span>, <text:span text:style-name="T81">[BX+03]</text:span></text:p>
          </table:table-cell>
          <table:table-cell table:style-name="Таблица2.D2" office:value-type="string">
            <text:p text:style-name="P20">8A4703</text:p>
          </table:table-cell>
          <table:table-cell table:style-name="Таблица2.D2" office:value-type="string">
            <text:p text:style-name="P90">AX = <text:span text:style-name="T2">01</text:span><text:span text:style-name="T14">01</text:span></text:p>
            <text:p text:style-name="P99"><text:span text:style-name="T11">B</text:span><text:span text:style-name="T2">X = 0006</text:span></text:p>
            <text:p text:style-name="P75"><text:span text:style-name="T2">IP = </text:span><text:span text:style-name="T12">00</text:span><text:span text:style-name="T14">20</text:span></text:p>
          </table:table-cell>
          <table:table-cell table:style-name="Таблица2.E2" office:value-type="string">
            <text:p text:style-name="P90">AX = <text:span text:style-name="T2">01</text:span><text:span text:style-name="T14">04</text:span></text:p>
            <text:p text:style-name="P99"><text:span text:style-name="T11">B</text:span><text:span text:style-name="T2">X = 0006</text:span></text:p>
            <text:p text:style-name="P73"><text:span text:style-name="T2">IP = 00</text:span><text:span text:style-name="T14">23</text:span></text:p>
          </table:table-cell>
        </table:table-row>
        <table:table-row table:style-name="TableLine1825209629328">
          <table:table-cell table:style-name="Таблица2.D2" office:value-type="string">
            <text:p text:style-name="P87">00<text:span text:style-name="T81">2</text:span><text:span text:style-name="T82">3</text:span></text:p>
          </table:table-cell>
          <table:table-cell table:style-name="Таблица2.D2" office:value-type="string">
            <text:p text:style-name="P87">MOV <text:span text:style-name="T82">CX</text:span>, <text:span text:style-name="T81">[BX+03]</text:span></text:p>
          </table:table-cell>
          <table:table-cell table:style-name="Таблица2.D2" office:value-type="string">
            <text:p text:style-name="P20">8<text:span text:style-name="T82">B</text:span>4<text:span text:style-name="T82">F</text:span>03</text:p>
          </table:table-cell>
          <table:table-cell table:style-name="Таблица2.D2" office:value-type="string">
            <text:p text:style-name="P90"><text:span text:style-name="T82">CX</text:span> = <text:span text:style-name="T2">01</text:span><text:span text:style-name="T15">F4</text:span></text:p>
            <text:p text:style-name="P99"><text:span text:style-name="T11">B</text:span><text:span text:style-name="T2">X = 0006</text:span></text:p>
            <text:p text:style-name="P75"><text:span text:style-name="T2">IP = </text:span><text:span text:style-name="T12">00</text:span><text:span text:style-name="T14">2</text:span><text:span text:style-name="T15">3</text:span></text:p>
          </table:table-cell>
          <table:table-cell table:style-name="Таблица2.E2" office:value-type="string">
            <text:p text:style-name="P90"><text:span text:style-name="T82">CX</text:span> = <text:span text:style-name="T2">0</text:span><text:span text:style-name="T15">804</text:span></text:p>
            <text:p text:style-name="P99"><text:span text:style-name="T11">B</text:span><text:span text:style-name="T2">X = 0006</text:span></text:p>
            <text:p text:style-name="P73"><text:span text:style-name="T2">IP = 00</text:span><text:span text:style-name="T14">2</text:span><text:span text:style-name="T15">6</text:span></text:p>
          </table:table-cell>
        </table:table-row>
        <table:table-row table:style-name="TableLine1825209633952">
          <table:table-cell table:style-name="Таблица2.D2" office:value-type="string">
            <text:p text:style-name="P87">00<text:span text:style-name="T81">2</text:span><text:span text:style-name="T82">6</text:span></text:p>
          </table:table-cell>
          <table:table-cell table:style-name="Таблица2.D2" office:value-type="string">
            <text:p text:style-name="P87">MOV <text:span text:style-name="T82">DI</text:span>, <text:span text:style-name="T82">0002</text:span></text:p>
          </table:table-cell>
          <table:table-cell table:style-name="Таблица2.D2" office:value-type="string">
            <text:p text:style-name="P21">BF0200</text:p>
          </table:table-cell>
          <table:table-cell table:style-name="Таблица2.D2" office:value-type="string">
            <text:p text:style-name="P155">DI = 0000</text:p>
            <text:p text:style-name="P75"><text:span text:style-name="T2">IP = </text:span><text:span text:style-name="T12">00</text:span><text:span text:style-name="T14">2</text:span><text:span text:style-name="T15">6</text:span></text:p>
          </table:table-cell>
          <table:table-cell table:style-name="Таблица2.E2" office:value-type="string">
            <text:p text:style-name="P155">DI = 0002</text:p>
            <text:p text:style-name="P76"><text:span text:style-name="T15">IP = </text:span><text:span text:style-name="T12">00</text:span><text:span text:style-name="T14">2</text:span><text:span text:style-name="T15">9</text:span></text:p>
          </table:table-cell>
        </table:table-row>
        <table:table-row table:style-name="TableLine1825209635584">
          <table:table-cell table:style-name="Таблица2.D2" office:value-type="string">
            <text:p text:style-name="P87">00<text:span text:style-name="T81">2</text:span><text:span text:style-name="T82">9</text:span></text:p>
          </table:table-cell>
          <table:table-cell table:style-name="Таблица2.D2" office:value-type="string">
            <text:p text:style-name="P87">MOV A<text:span text:style-name="T81">L</text:span>,<text:span text:style-name="T81">[</text:span><text:span text:style-name="T82">000E+DI</text:span><text:span text:style-name="T81">]</text:span></text:p>
          </table:table-cell>
          <table:table-cell table:style-name="Таблица2.D2" office:value-type="string">
            <text:p text:style-name="P20">8A<text:span text:style-name="T82">850E00</text:span></text:p>
          </table:table-cell>
          <table:table-cell table:style-name="Таблица2.D2" office:value-type="string">
            <text:p text:style-name="P90">AX = <text:span text:style-name="T2">01</text:span><text:span text:style-name="T14">0</text:span><text:span text:style-name="T15">4</text:span></text:p>
            <text:p text:style-name="P101"><text:span text:style-name="T11">D</text:span><text:span text:style-name="T2">I = 0002</text:span></text:p>
            <text:p text:style-name="P75"><text:span text:style-name="T2">IP = </text:span><text:span text:style-name="T12">00</text:span><text:span text:style-name="T14">2</text:span><text:span text:style-name="T15">9</text:span></text:p>
            <text:p text:style-name="P103"><text:span text:style-name="T15">D</text:span><text:span text:style-name="T2">S:001</text:span><text:span text:style-name="T17">0</text:span><text:span text:style-name="T2"> = 0</text:span><text:span text:style-name="T17">A</text:span></text:p>
          </table:table-cell>
          <table:table-cell table:style-name="Таблица2.E2" office:value-type="string">
            <text:p text:style-name="P91">AX = <text:span text:style-name="T2">01</text:span><text:span text:style-name="T14">0</text:span><text:span text:style-name="T15">A</text:span></text:p>
            <text:p text:style-name="P101"><text:span text:style-name="T11">D</text:span><text:span text:style-name="T2">I = 0002</text:span></text:p>
            <text:p text:style-name="P76"><text:span text:style-name="T14">IP = </text:span><text:span text:style-name="T12">00</text:span><text:span text:style-name="T14">2</text:span><text:span text:style-name="T15">D</text:span></text:p>
            <text:p text:style-name="P103"><text:span text:style-name="T15">D</text:span><text:span text:style-name="T2">S:001</text:span><text:span text:style-name="T17">0</text:span><text:span text:style-name="T2"> = 0</text:span><text:span text:style-name="T17">A</text:span></text:p>
          </table:table-cell>
        </table:table-row>
        <table:table-row table:style-name="Таблица2.20">
          <table:table-cell table:style-name="Таблица2.D2" office:value-type="string">
            <text:p text:style-name="P77"><text:span text:style-name="T12">00</text:span><text:span text:style-name="T14">2</text:span><text:span text:style-name="T15">D</text:span></text:p>
          </table:table-cell>
          <table:table-cell table:style-name="Таблица2.D2" office:value-type="string">
            <text:p text:style-name="P112">MOV BX, 0003</text:p>
          </table:table-cell>
          <table:table-cell table:style-name="Таблица2.D2" office:value-type="string">
            <text:p text:style-name="P22">BB0300</text:p>
          </table:table-cell>
          <table:table-cell table:style-name="Таблица2.D2" office:value-type="string">
            <text:p text:style-name="P104">BX = 0006</text:p>
            <text:p text:style-name="P104">IP = 0002D</text:p>
          </table:table-cell>
          <table:table-cell table:style-name="Таблица2.E2" office:value-type="string">
            <text:p text:style-name="P104">BX = 0003</text:p>
            <text:p text:style-name="P104">IP = 00030</text:p>
          </table:table-cell>
        </table:table-row>
        <table:table-row table:style-name="Таблица2.20">
          <table:table-cell table:style-name="Таблица2.D2" office:value-type="string">
            <text:p text:style-name="P103">0030</text:p>
          </table:table-cell>
          <table:table-cell table:style-name="Таблица2.D2" office:value-type="string">
            <text:p text:style-name="P87">MOV A<text:span text:style-name="T81">L</text:span>,<text:span text:style-name="T81">[</text:span><text:span text:style-name="T82">00</text:span><text:span text:style-name="T83">16</text:span><text:span text:style-name="T82">+</text:span><text:span text:style-name="T83">BX+DI</text:span><text:span text:style-name="T81">]</text:span></text:p>
          </table:table-cell>
          <table:table-cell table:style-name="Таблица2.D2" office:value-type="string">
            <text:p text:style-name="P20">8A<text:span text:style-name="T82">8</text:span><text:span text:style-name="T84">11600</text:span></text:p>
          </table:table-cell>
          <table:table-cell table:style-name="Таблица2.D2" office:value-type="string">
            <text:p text:style-name="P90">AX = <text:span text:style-name="T2">01</text:span><text:span text:style-name="T14">0</text:span><text:span text:style-name="T16">A</text:span></text:p>
            <text:p text:style-name="P106"><text:soft-page-break/><text:span text:style-name="T16">D</text:span><text:span text:style-name="T2">X = 0003</text:span></text:p>
            <text:p text:style-name="P101"><text:span text:style-name="T11">D</text:span><text:span text:style-name="T2">I = 0002</text:span></text:p>
            <text:p text:style-name="P75"><text:span text:style-name="T2">IP = </text:span><text:span text:style-name="T12">00</text:span><text:span text:style-name="T16">30</text:span></text:p>
            <text:p text:style-name="P103"><text:span text:style-name="T15">D</text:span><text:span text:style-name="T2">S:00</text:span><text:span text:style-name="T17">1B</text:span><text:span text:style-name="T2"> = </text:span><text:span text:style-name="T17">FD</text:span></text:p>
          </table:table-cell>
          <table:table-cell table:style-name="Таблица2.E2" office:value-type="string">
            <text:p text:style-name="P92">AX = <text:span text:style-name="T2">01</text:span><text:span text:style-name="T16">FD</text:span></text:p>
            <text:p text:style-name="P156"><text:soft-page-break/>DX = 0003</text:p>
            <text:p text:style-name="P102"><text:span text:style-name="T11">D</text:span><text:span text:style-name="T2">I = 0002</text:span></text:p>
            <text:p text:style-name="P78"><text:span text:style-name="T2">IP = </text:span><text:span text:style-name="T12">00</text:span><text:span text:style-name="T16">34</text:span></text:p>
            <text:p text:style-name="P105"><text:span text:style-name="T15">D</text:span><text:span text:style-name="T2">S:00</text:span><text:span text:style-name="T17">1B</text:span><text:span text:style-name="T2"> = </text:span><text:span text:style-name="T17">FD</text:span></text:p>
          </table:table-cell>
        </table:table-row>
        <table:table-row table:style-name="Таблица2.20">
          <table:table-cell table:style-name="Таблица2.D2" office:value-type="string">
            <text:p text:style-name="P87">00<text:span text:style-name="T85">34</text:span></text:p>
          </table:table-cell>
          <table:table-cell table:style-name="Таблица2.D2" office:value-type="string">
            <text:p text:style-name="P87">MOV AX, 1A07</text:p>
          </table:table-cell>
          <table:table-cell table:style-name="Таблица2.D2" office:value-type="string">
            <text:p text:style-name="P69">B8071A</text:p>
          </table:table-cell>
          <table:table-cell table:style-name="Таблица2.D2" office:value-type="string">
            <text:p text:style-name="P44">IP = <text:span text:style-name="T60">00</text:span><text:span text:style-name="T62">34</text:span></text:p>
            <text:p text:style-name="P68">AX = <text:span text:style-name="T17">01FD</text:span></text:p>
          </table:table-cell>
          <table:table-cell table:style-name="Таблица2.E2" office:value-type="string">
            <text:p text:style-name="P42">IP = <text:s/><text:span text:style-name="T52">00</text:span><text:span text:style-name="T62">37</text:span></text:p>
            <text:p text:style-name="P53"><text:span text:style-name="T47">AX = </text:span><text:span text:style-name="T6">1A07</text:span></text:p>
          </table:table-cell>
        </table:table-row>
        <table:table-row table:style-name="Таблица2.20">
          <table:table-cell table:style-name="Таблица2.D2" office:value-type="string">
            <text:p text:style-name="P107">0037</text:p>
          </table:table-cell>
          <table:table-cell table:style-name="Таблица2.D2" office:value-type="string">
            <text:p text:style-name="P107">MOV ES,AX</text:p>
          </table:table-cell>
          <table:table-cell table:style-name="Таблица2.D2" office:value-type="string">
            <text:p text:style-name="P108">8EC0</text:p>
          </table:table-cell>
          <table:table-cell table:style-name="Таблица2.D2" office:value-type="string">
            <text:p text:style-name="P107">ES = 19F5</text:p>
            <text:p text:style-name="P107">AX = 1A07</text:p>
            <text:p text:style-name="P107">IP = 0037</text:p>
          </table:table-cell>
          <table:table-cell table:style-name="Таблица2.E2" office:value-type="string">
            <text:p text:style-name="P107">ES = 1A07</text:p>
            <text:p text:style-name="P107">AX = 1A07</text:p>
            <text:p text:style-name="P107">IP = 0039</text:p>
          </table:table-cell>
        </table:table-row>
        <table:table-row table:style-name="Таблица2.20">
          <table:table-cell table:style-name="Таблица2.D2" office:value-type="string">
            <text:p text:style-name="P87">00<text:span text:style-name="T85">39</text:span></text:p>
          </table:table-cell>
          <table:table-cell table:style-name="Таблица2.D2" office:value-type="string">
            <text:p text:style-name="P87">MOV A<text:span text:style-name="T85">X</text:span>, <text:span text:style-name="T85">ES:</text:span><text:span text:style-name="T81">[BX]</text:span></text:p>
          </table:table-cell>
          <table:table-cell table:style-name="Таблица2.D2" office:value-type="string">
            <text:p text:style-name="P23">268B07</text:p>
          </table:table-cell>
          <table:table-cell table:style-name="Таблица2.D2" office:value-type="string">
            <text:p text:style-name="P93">AX = <text:span text:style-name="T17">1A07</text:span></text:p>
            <text:p text:style-name="P23">ES = 1A07</text:p>
            <text:p text:style-name="P99"><text:span text:style-name="T11">B</text:span><text:span text:style-name="T2">X = </text:span><text:span text:style-name="T17">0003</text:span></text:p>
            <text:p text:style-name="P79"><text:span text:style-name="T2">IP = </text:span><text:span text:style-name="T12">00</text:span><text:span text:style-name="T17">39</text:span></text:p>
            <text:p text:style-name="P23">DS:0003 = FF</text:p>
            <text:p text:style-name="P23">DS:0004 = 00</text:p>
          </table:table-cell>
          <table:table-cell table:style-name="Таблица2.E2" office:value-type="string">
            <text:p text:style-name="P90">AX = <text:span text:style-name="T17">00FF</text:span></text:p>
            <text:p text:style-name="P158">ES = 1A07</text:p>
            <text:p text:style-name="P100"><text:span text:style-name="T11">B</text:span><text:span text:style-name="T2">X = </text:span><text:span text:style-name="T17">0003</text:span></text:p>
            <text:p text:style-name="P73"><text:span text:style-name="T2">IP = </text:span><text:span text:style-name="T17">003C</text:span></text:p>
            <text:p text:style-name="P23">DS:0003 = FF</text:p>
            <text:p text:style-name="P23">DS:0004 = 00</text:p>
          </table:table-cell>
        </table:table-row>
        <table:table-row table:style-name="Таблица2.20">
          <table:table-cell table:style-name="Таблица2.D2" office:value-type="string">
            <text:p text:style-name="P87">00<text:span text:style-name="T85">3</text:span><text:span text:style-name="T86">C</text:span></text:p>
          </table:table-cell>
          <table:table-cell table:style-name="Таблица2.D2" office:value-type="string">
            <text:p text:style-name="P87">MOV AX, <text:span text:style-name="T18">0000</text:span></text:p>
          </table:table-cell>
          <table:table-cell table:style-name="Таблица2.D2" office:value-type="string">
            <text:p text:style-name="P69">B80<text:span text:style-name="T86">000</text:span></text:p>
          </table:table-cell>
          <table:table-cell table:style-name="Таблица2.D2" office:value-type="string">
            <text:p text:style-name="P44">IP = <text:span text:style-name="T60">00</text:span><text:span text:style-name="T62">3</text:span><text:span text:style-name="T63">C</text:span></text:p>
            <text:p text:style-name="P68">AX = <text:span text:style-name="T17">0</text:span><text:span text:style-name="T18">0FF</text:span></text:p>
          </table:table-cell>
          <table:table-cell table:style-name="Таблица2.E2" office:value-type="string">
            <text:p text:style-name="P45">IP = <text:span text:style-name="T60">00</text:span><text:span text:style-name="T62">3</text:span><text:span text:style-name="T63">F</text:span></text:p>
            <text:p text:style-name="P80"><text:span text:style-name="T9">AX = </text:span><text:span text:style-name="T17">0</text:span><text:span text:style-name="T18">000</text:span></text:p>
          </table:table-cell>
        </table:table-row>
        <table:table-row table:style-name="Таблица2.20">
          <table:table-cell table:style-name="Таблица2.D2" office:value-type="string">
            <text:p text:style-name="P87">00<text:span text:style-name="T85">3</text:span><text:span text:style-name="T86">F</text:span></text:p>
          </table:table-cell>
          <table:table-cell table:style-name="Таблица2.D2" office:value-type="string">
            <text:p text:style-name="P87">MOV <text:span text:style-name="T86">ES</text:span>, <text:span text:style-name="T18">AX</text:span></text:p>
          </table:table-cell>
          <table:table-cell table:style-name="Таблица2.D2" office:value-type="string">
            <text:p text:style-name="P110">8EC0</text:p>
          </table:table-cell>
          <table:table-cell table:style-name="Таблица2.D2" office:value-type="string">
            <text:p text:style-name="P44">IP = <text:span text:style-name="T60">00</text:span><text:span text:style-name="T62">3</text:span><text:span text:style-name="T63">F</text:span></text:p>
            <text:p text:style-name="P80"><text:span text:style-name="T86">ES</text:span> = <text:span text:style-name="T14">1A07</text:span></text:p>
            <text:p text:style-name="P111"><text:span text:style-name="T14">A</text:span><text:span text:style-name="T2">X = 0000</text:span></text:p>
          </table:table-cell>
          <table:table-cell table:style-name="Таблица2.E2" office:value-type="string">
            <text:p text:style-name="P45">IP = <text:span text:style-name="T60">00</text:span><text:span text:style-name="T63">41</text:span></text:p>
            <text:p text:style-name="P80"><text:span text:style-name="T86">ES</text:span><text:span text:style-name="T63"> = </text:span><text:span text:style-name="T18">0000</text:span></text:p>
            <text:p text:style-name="P80"><text:span text:style-name="T17">AX = 0</text:span><text:span text:style-name="T18">000</text:span></text:p>
          </table:table-cell>
        </table:table-row>
        <table:table-row table:style-name="Таблица2.20">
          <table:table-cell table:style-name="Таблица2.D2" office:value-type="string">
            <text:p text:style-name="P45"><text:span text:style-name="T60">00</text:span><text:span text:style-name="T63">41</text:span></text:p>
          </table:table-cell>
          <table:table-cell table:style-name="Таблица2.D2" office:value-type="string">
            <text:p text:style-name="P16">PUSH DS</text:p>
          </table:table-cell>
          <table:table-cell table:style-name="Таблица2.D2" office:value-type="string">
            <text:p text:style-name="P15">1E</text:p>
          </table:table-cell>
          <table:table-cell table:style-name="Таблица2.D2" office:value-type="string">
            <text:p text:style-name="P87">DS = <text:s/><text:span text:style-name="T86">1A07</text:span></text:p>
            <text:p text:style-name="P45">IP = <text:span text:style-name="T60">00</text:span><text:span text:style-name="T63">41</text:span></text:p>
            <text:p text:style-name="P54"><text:span text:style-name="T51">S</text:span><text:span text:style-name="T47">P = 00</text:span><text:span text:style-name="T63">14</text:span></text:p>
            <text:p text:style-name="P65">Stack <text:s/>+0 0000</text:p>
            <text:p text:style-name="P67"><text:s text:c="10"/>+2 <text:span text:style-name="T78">19F5</text:span></text:p>
            <text:p text:style-name="P65"><text:s text:c="10"/>+4 0000</text:p>
            <text:p text:style-name="P123"><text:s text:c="9"/>+6 0000</text:p>
          </table:table-cell>
          <table:table-cell table:style-name="Таблица2.E2" office:value-type="string">
            <text:p text:style-name="P94">DS = <text:span text:style-name="T86">1A07</text:span></text:p>
            <text:p text:style-name="P45">IP = <text:span text:style-name="T60">00</text:span><text:span text:style-name="T63">42</text:span></text:p>
            <text:p text:style-name="P54"><text:span text:style-name="T51">S</text:span><text:span text:style-name="T47">P = 001</text:span><text:span text:style-name="T63">2</text:span></text:p>
            <text:p text:style-name="P67">Stack <text:s/>+0 <text:span text:style-name="T86">1A07</text:span></text:p>
            <text:p text:style-name="P65"><text:s text:c="10"/>+2 0000</text:p>
            <text:p text:style-name="P67"><text:s text:c="10"/>+4 <text:span text:style-name="T78">19F5</text:span></text:p>
            <text:p text:style-name="P123"><text:s text:c="9"/>+6 0000</text:p>
          </table:table-cell>
        </table:table-row>
        <table:table-row table:style-name="Таблица2.20">
          <table:table-cell table:style-name="Таблица2.D2" office:value-type="string">
            <text:p text:style-name="P45"><text:span text:style-name="T60">00</text:span><text:span text:style-name="T63">42</text:span></text:p>
          </table:table-cell>
          <table:table-cell table:style-name="Таблица2.D2" office:value-type="string">
            <text:p text:style-name="P25">POP ES</text:p>
          </table:table-cell>
          <table:table-cell table:style-name="Таблица2.D2" office:value-type="string">
            <text:p text:style-name="P24">07</text:p>
          </table:table-cell>
          <table:table-cell table:style-name="Таблица2.D2" office:value-type="string">
            <text:p text:style-name="P87"><text:span text:style-name="T18">ES</text:span> = <text:s/><text:span text:style-name="T18">0000</text:span></text:p>
            <text:p text:style-name="P45">IP = <text:span text:style-name="T60">00</text:span><text:span text:style-name="T63">42</text:span></text:p>
            <text:p text:style-name="P54"><text:span text:style-name="T51">S</text:span><text:span text:style-name="T47">P = 00</text:span><text:span text:style-name="T63">12</text:span></text:p>
            <text:p text:style-name="P67">Stack <text:s/>+0 <text:span text:style-name="T86">1A07</text:span></text:p>
            <text:p text:style-name="P67"><text:s text:c="10"/>+2 0000</text:p>
            <text:p text:style-name="P67"><text:s text:c="10"/>+4 <text:span text:style-name="T78">19F5</text:span><text:span text:style-name="T72"> <text:s text:c="5"/></text:span></text:p>
          </table:table-cell>
          <table:table-cell table:style-name="Таблица2.E2" office:value-type="string">
            <text:p text:style-name="P94"><text:span text:style-name="T18">ES</text:span> = <text:s/><text:span text:style-name="T18">1A07</text:span></text:p>
            <text:p text:style-name="P45">IP = <text:span text:style-name="T60">00</text:span><text:span text:style-name="T63">43</text:span></text:p>
            <text:p text:style-name="P54"><text:span text:style-name="T51">S</text:span><text:span text:style-name="T47">P = 00</text:span><text:span text:style-name="T63">14</text:span></text:p>
            <text:p text:style-name="P67">Stack <text:s/>+0 <text:span text:style-name="T18">0000</text:span></text:p>
            <text:p text:style-name="P67"><text:s text:c="10"/>+2 <text:span text:style-name="T78">19F5</text:span></text:p>
            <text:p text:style-name="P67"><text:s text:c="10"/>+4 <text:span text:style-name="T86">0000</text:span><text:span text:style-name="T72"> <text:s text:c="6"/></text:span></text:p>
          </table:table-cell>
        </table:table-row>
        <text:soft-page-break/>
        <table:table-row table:style-name="Таблица2.20">
          <table:table-cell table:style-name="Таблица2.D2" office:value-type="string">
            <text:p text:style-name="P45"><text:span text:style-name="T60">00</text:span><text:span text:style-name="T63">43</text:span></text:p>
          </table:table-cell>
          <table:table-cell table:style-name="Таблица2.D2" office:value-type="string">
            <text:p text:style-name="P25">MOV CX, ES:[BX-01]</text:p>
          </table:table-cell>
          <table:table-cell table:style-name="Таблица2.D2" office:value-type="string">
            <text:p text:style-name="P24">268B4FFF</text:p>
          </table:table-cell>
          <table:table-cell table:style-name="Таблица2.D2" office:value-type="string">
            <text:p text:style-name="P111">CX = 0804</text:p>
            <text:p text:style-name="P111">IP = <text:span text:style-name="T79">00</text:span>43</text:p>
            <text:p text:style-name="P111">BX = 0003</text:p>
            <text:p text:style-name="P111">ES =<text:span text:style-name="T2">1A07</text:span></text:p>
            <text:p text:style-name="P109"><text:span text:style-name="T2">DS:000</text:span><text:span text:style-name="T18">2</text:span><text:span text:style-name="T2"> = </text:span><text:span text:style-name="T18">CE</text:span></text:p>
            <text:p text:style-name="P109"><text:span text:style-name="T2">DS:000</text:span><text:span text:style-name="T18">3</text:span><text:span text:style-name="T2"> = </text:span><text:span text:style-name="T18">FF</text:span></text:p>
          </table:table-cell>
          <table:table-cell table:style-name="Таблица2.E2" office:value-type="string">
            <text:p text:style-name="P111">CX = <text:span text:style-name="T2">FFCE</text:span></text:p>
            <text:p text:style-name="P111">IP = <text:span text:style-name="T79">00</text:span>47</text:p>
            <text:p text:style-name="P111">BX = 0003</text:p>
            <text:p text:style-name="P111">ES =<text:span text:style-name="T2">1A07</text:span></text:p>
            <text:p text:style-name="P109"><text:span text:style-name="T2">DS:000</text:span><text:span text:style-name="T18">2</text:span><text:span text:style-name="T2"> = </text:span><text:span text:style-name="T18">CE</text:span></text:p>
            <text:p text:style-name="P109"><text:span text:style-name="T2">DS:000</text:span><text:span text:style-name="T18">3</text:span><text:span text:style-name="T2"> = </text:span><text:span text:style-name="T18">FF</text:span></text:p>
          </table:table-cell>
        </table:table-row>
        <table:table-row table:style-name="Таблица2.20">
          <table:table-cell table:style-name="Таблица2.D2" office:value-type="string">
            <text:p text:style-name="P111">0047</text:p>
          </table:table-cell>
          <table:table-cell table:style-name="Таблица2.D2" office:value-type="string">
            <text:p text:style-name="P25">XCHG AX,CX</text:p>
          </table:table-cell>
          <table:table-cell table:style-name="Таблица2.D2" office:value-type="string">
            <text:p text:style-name="P24">91</text:p>
          </table:table-cell>
          <table:table-cell table:style-name="Таблица2.D2" office:value-type="string">
            <text:p text:style-name="P25">AX = 0000</text:p>
            <text:p text:style-name="P25">CX = FFCE</text:p>
            <text:p text:style-name="P25">IP = 0047</text:p>
          </table:table-cell>
          <table:table-cell table:style-name="Таблица2.E2" office:value-type="string">
            <text:p text:style-name="P25">AX = FFCE</text:p>
            <text:p text:style-name="P25">CX = 0000</text:p>
            <text:p text:style-name="P25">IP = 004<text:span text:style-name="T87">8</text:span></text:p>
          </table:table-cell>
        </table:table-row>
        <table:table-row table:style-name="Таблица2.20">
          <table:table-cell table:style-name="Таблица2.D2" office:value-type="string">
            <text:p text:style-name="P126">0048</text:p>
          </table:table-cell>
          <table:table-cell table:style-name="Таблица2.D2" office:value-type="string">
            <text:p text:style-name="P161">MOV DI, 0002</text:p>
          </table:table-cell>
          <table:table-cell table:style-name="Таблица2.D2" office:value-type="string">
            <text:p text:style-name="P162">BF0200</text:p>
          </table:table-cell>
          <table:table-cell table:style-name="Таблица2.D2" office:value-type="string">
            <text:p text:style-name="P161">DI = 0002</text:p>
            <text:p text:style-name="P161">PI = 0048</text:p>
          </table:table-cell>
          <table:table-cell table:style-name="Таблица2.E2" office:value-type="string">
            <text:p text:style-name="P161">DI = 0002</text:p>
            <text:p text:style-name="P161">PI = 004B</text:p>
          </table:table-cell>
        </table:table-row>
        <table:table-row table:style-name="Таблица2.20">
          <table:table-cell table:style-name="Таблица2.D2" office:value-type="string">
            <text:p text:style-name="P45"><text:span text:style-name="T60">00</text:span><text:span text:style-name="T63">4</text:span><text:span text:style-name="T64">B</text:span></text:p>
          </table:table-cell>
          <table:table-cell table:style-name="Таблица2.D2" office:value-type="string">
            <text:p text:style-name="P25">MOV ES:[BX<text:span text:style-name="T88">+DI</text:span>], <text:span text:style-name="T88">AX</text:span></text:p>
          </table:table-cell>
          <table:table-cell table:style-name="Таблица2.D2" office:value-type="string">
            <text:p text:style-name="P24">268<text:span text:style-name="T88">901</text:span></text:p>
          </table:table-cell>
          <table:table-cell table:style-name="Таблица2.D2" office:value-type="string">
            <text:p text:style-name="P111"><text:span text:style-name="T19">AX</text:span>= <text:span text:style-name="T19">FFCE</text:span></text:p>
            <text:p text:style-name="P111">IP = <text:span text:style-name="T79">00</text:span>4<text:span text:style-name="T88">B</text:span></text:p>
            <text:p text:style-name="P111">BX = 0003</text:p>
            <text:p text:style-name="P111">ES =<text:span text:style-name="T2">1A07</text:span></text:p>
            <text:p text:style-name="P127"><text:span text:style-name="T2">DI = 0002</text:span></text:p>
            <text:p text:style-name="P109"><text:span text:style-name="T2">DS:000</text:span><text:span text:style-name="T19">5</text:span><text:span text:style-name="T2"> = </text:span><text:span text:style-name="T19">00</text:span></text:p>
            <text:p text:style-name="P109"><text:span text:style-name="T2">DS:000</text:span><text:span text:style-name="T19">6</text:span><text:span text:style-name="T2"> = </text:span><text:span text:style-name="T19">01</text:span></text:p>
          </table:table-cell>
          <table:table-cell table:style-name="Таблица2.E2" office:value-type="string">
            <text:p text:style-name="P125"><text:span text:style-name="T19">AX</text:span>= <text:span text:style-name="T19">FFCE</text:span></text:p>
            <text:p text:style-name="P125">IP = <text:span text:style-name="T79">00</text:span>4<text:span text:style-name="T88">E</text:span></text:p>
            <text:p text:style-name="P125">BX = 0003</text:p>
            <text:p text:style-name="P125">ES =<text:span text:style-name="T2">1A07</text:span></text:p>
            <text:p text:style-name="P127"><text:span text:style-name="T2">DI = 0002</text:span></text:p>
            <text:p text:style-name="P129"><text:span text:style-name="T2">DS:000</text:span><text:span text:style-name="T19">5</text:span><text:span text:style-name="T2"> = </text:span><text:span text:style-name="T19">CE</text:span></text:p>
            <text:p text:style-name="P129"><text:span text:style-name="T18">DS:000</text:span><text:span text:style-name="T19">6</text:span><text:span text:style-name="T18"> = F</text:span><text:span text:style-name="T19">F</text:span></text:p>
          </table:table-cell>
        </table:table-row>
        <table:table-row table:style-name="Таблица2.20">
          <table:table-cell table:style-name="Таблица2.D2" office:value-type="string">
            <text:p text:style-name="P126">004E</text:p>
          </table:table-cell>
          <table:table-cell table:style-name="Таблица2.D2" office:value-type="string">
            <text:p text:style-name="P161">MOV BP, SP</text:p>
          </table:table-cell>
          <table:table-cell table:style-name="Таблица2.D2" office:value-type="string">
            <text:p text:style-name="P162">8BEC</text:p>
          </table:table-cell>
          <table:table-cell table:style-name="Таблица2.D2" office:value-type="string">
            <text:p text:style-name="P161">SP = 0014</text:p>
            <text:p text:style-name="P161">BP = 0000</text:p>
            <text:p text:style-name="P161">PI = 004E</text:p>
          </table:table-cell>
          <table:table-cell table:style-name="Таблица2.E2" office:value-type="string">
            <text:p text:style-name="P161">SP = 0014</text:p>
            <text:p text:style-name="P161">BP = 0014</text:p>
            <text:p text:style-name="P161">PI = 0050</text:p>
          </table:table-cell>
        </table:table-row>
        <table:table-row table:style-name="Таблица2.20">
          <table:table-cell table:style-name="Таблица2.D2" office:value-type="string">
            <text:p text:style-name="P127">0050</text:p>
          </table:table-cell>
          <table:table-cell table:style-name="Таблица2.D2" office:value-type="string">
            <text:p text:style-name="P161">PUSH [0000]</text:p>
          </table:table-cell>
          <table:table-cell table:style-name="Таблица2.D2" office:value-type="string">
            <text:p text:style-name="P162">FF360000</text:p>
          </table:table-cell>
          <table:table-cell table:style-name="Таблица2.D2" office:value-type="string">
            <text:p text:style-name="P45">IP = <text:span text:style-name="T60">00</text:span><text:span text:style-name="T64">50</text:span></text:p>
            <text:p text:style-name="P54"><text:span text:style-name="T51">S</text:span><text:span text:style-name="T47">P = 00</text:span><text:span text:style-name="T63">14</text:span></text:p>
            <text:p text:style-name="P148"><text:span text:style-name="T63">D</text:span><text:span text:style-name="T47">S:0000 = F4</text:span></text:p>
            <text:p text:style-name="P148"><text:span text:style-name="T63">D</text:span><text:span text:style-name="T47">S:0001 = 01</text:span></text:p>
            <text:p text:style-name="P65">Stack <text:s/>+0 0000</text:p>
            <text:p text:style-name="P67"><text:s text:c="10"/>+2 <text:span text:style-name="T78">19F5</text:span></text:p>
            <text:p text:style-name="P65"><text:s text:c="10"/>+4 0000</text:p>
            <text:p text:style-name="P123"><text:s text:c="9"/>+6 0000</text:p>
          </table:table-cell>
          <table:table-cell table:style-name="Таблица2.E2" office:value-type="string">
            <text:p text:style-name="P145">IP = <text:span text:style-name="T60">00</text:span><text:span text:style-name="T64">5</text:span><text:span text:style-name="T65">4</text:span></text:p>
            <text:p text:style-name="P147"><text:span text:style-name="T51">S</text:span><text:span text:style-name="T47">P = 00</text:span><text:span text:style-name="T63">1</text:span><text:span text:style-name="T65">2</text:span></text:p>
            <text:p text:style-name="P149"><text:span text:style-name="T63">D</text:span><text:span text:style-name="T47">S:0000 = F4</text:span></text:p>
            <text:p text:style-name="P149"><text:span text:style-name="T63">DS:0001 = 01</text:span></text:p>
            <text:p text:style-name="P133">Stack <text:s/>+0 <text:span text:style-name="T20">01F4</text:span></text:p>
            <text:p text:style-name="P134"><text:s text:c="10"/>+2 0000</text:p>
            <text:p text:style-name="P134"><text:s text:c="10"/>+4 <text:span text:style-name="T78">19F5</text:span></text:p>
            <text:p text:style-name="P163"><text:s text:c="9"/>+6 0000</text:p>
          </table:table-cell>
        </table:table-row>
        <table:table-row table:style-name="Таблица2.20">
          <table:table-cell table:style-name="Таблица2.D2" office:value-type="string">
            <text:p text:style-name="P127">005<text:span text:style-name="T89">4</text:span></text:p>
          </table:table-cell>
          <table:table-cell table:style-name="Таблица2.D2" office:value-type="string">
            <text:p text:style-name="P161">PUSH [000<text:span text:style-name="T89">2</text:span>]</text:p>
          </table:table-cell>
          <table:table-cell table:style-name="Таблица2.D2" office:value-type="string">
            <text:p text:style-name="P162">FF360000</text:p>
          </table:table-cell>
          <table:table-cell table:style-name="Таблица2.D2" office:value-type="string">
            <text:p text:style-name="P45">IP = <text:span text:style-name="T60">00</text:span><text:span text:style-name="T64">5</text:span><text:span text:style-name="T65">4</text:span></text:p>
            <text:p text:style-name="P54"><text:span text:style-name="T51">S</text:span><text:span text:style-name="T47">P = 00</text:span><text:span text:style-name="T63">1</text:span><text:span text:style-name="T65">2</text:span></text:p>
            <text:p text:style-name="P148"><text:span text:style-name="T63">D</text:span><text:span text:style-name="T47">S:000</text:span><text:span text:style-name="T65">2</text:span><text:span text:style-name="T47"> = </text:span><text:span text:style-name="T65">CE</text:span></text:p>
            <text:p text:style-name="P148"><text:span text:style-name="T63">D</text:span><text:span text:style-name="T47">S:000</text:span><text:span text:style-name="T65">3</text:span><text:span text:style-name="T47"> = </text:span><text:span text:style-name="T65">FF</text:span></text:p>
            <text:p text:style-name="P134"><text:soft-page-break/>Stack <text:s/>+0 <text:span text:style-name="T20">01F4</text:span></text:p>
            <text:p text:style-name="P134"><text:s text:c="10"/>+2 0000</text:p>
            <text:p text:style-name="P134"><text:s text:c="10"/>+4 <text:span text:style-name="T78">19F5</text:span></text:p>
            <text:p text:style-name="P164"><text:s text:c="9"/>+6 0000</text:p>
          </table:table-cell>
          <table:table-cell table:style-name="Таблица2.E2" office:value-type="string">
            <text:p text:style-name="P145">IP = <text:span text:style-name="T60">00</text:span><text:span text:style-name="T65">58</text:span></text:p>
            <text:p text:style-name="P147"><text:span text:style-name="T51">S</text:span><text:span text:style-name="T47">P = 00</text:span><text:span text:style-name="T63">1</text:span><text:span text:style-name="T65">0</text:span></text:p>
            <text:p text:style-name="P149"><text:span text:style-name="T63">D</text:span><text:span text:style-name="T47">S:000</text:span><text:span text:style-name="T65">2</text:span><text:span text:style-name="T47"> = </text:span><text:span text:style-name="T65">CE</text:span></text:p>
            <text:p text:style-name="P149"><text:span text:style-name="T63">DS:000</text:span><text:span text:style-name="T65">3</text:span><text:span text:style-name="T63"> = </text:span><text:span text:style-name="T65">FF</text:span></text:p>
            <text:p text:style-name="P133"><text:soft-page-break/>Stack <text:s/>+0 <text:span text:style-name="T20">FFCE</text:span></text:p>
            <text:p text:style-name="P134"><text:s text:c="10"/>+2 <text:span text:style-name="T20">01F4</text:span></text:p>
            <text:p text:style-name="P134"><text:s text:c="10"/>+4 0000</text:p>
            <text:p text:style-name="P164"><text:s text:c="9"/>+6 <text:span text:style-name="T78">19F5</text:span></text:p>
          </table:table-cell>
        </table:table-row>
        <table:table-row table:style-name="Таблица2.20">
          <table:table-cell table:style-name="Таблица2.D2" office:value-type="string">
            <text:p text:style-name="P87">00<text:span text:style-name="T89">58</text:span></text:p>
          </table:table-cell>
          <table:table-cell table:style-name="Таблица2.D2" office:value-type="string">
            <text:p text:style-name="P87">MOV <text:span text:style-name="T80">B</text:span><text:span text:style-name="T89">P</text:span>, <text:span text:style-name="T89">SP</text:span></text:p>
          </table:table-cell>
          <table:table-cell table:style-name="Таблица2.D2" office:value-type="string">
            <text:p text:style-name="P142">8BEC</text:p>
          </table:table-cell>
          <table:table-cell table:style-name="Таблица2.D2" office:value-type="string">
            <text:p text:style-name="P17"><text:span text:style-name="T75">B</text:span><text:span text:style-name="T89">P</text:span> = 00<text:span text:style-name="T89">14</text:span></text:p>
            <text:p text:style-name="P166">SP = 0010</text:p>
            <text:p text:style-name="P74"><text:span text:style-name="T2">IP = </text:span><text:span text:style-name="T12">00</text:span><text:span text:style-name="T20">58</text:span></text:p>
          </table:table-cell>
          <table:table-cell table:style-name="Таблица2.E2" office:value-type="string">
            <text:p text:style-name="P154"><text:span text:style-name="T75">B</text:span><text:span text:style-name="T89">P</text:span> = 00<text:span text:style-name="T89">10</text:span></text:p>
            <text:p text:style-name="P166">SP = 0010</text:p>
            <text:p text:style-name="P168">IP = <text:span text:style-name="T79">00</text:span><text:span text:style-name="T89">5A</text:span></text:p>
          </table:table-cell>
        </table:table-row>
        <table:table-row table:style-name="Таблица2.20">
          <table:table-cell table:style-name="Таблица2.D2" office:value-type="string">
            <text:p text:style-name="P142">005A</text:p>
          </table:table-cell>
          <table:table-cell table:style-name="Таблица2.D2" office:value-type="string">
            <text:p text:style-name="P142">MOV DX, [BP+02]</text:p>
          </table:table-cell>
          <table:table-cell table:style-name="Таблица2.D2" office:value-type="string">
            <text:p text:style-name="P142">8B5602</text:p>
          </table:table-cell>
          <table:table-cell table:style-name="Таблица2.D2" office:value-type="string">
            <text:p text:style-name="P166">BP = 0010</text:p>
            <text:p text:style-name="P166">DX = 0000</text:p>
            <text:p text:style-name="P166">IP = 005A</text:p>
            <text:p text:style-name="P166"><text:span text:style-name="T90">S</text:span>S:0012 = <text:span text:style-name="T90">01F4</text:span></text:p>
          </table:table-cell>
          <table:table-cell table:style-name="Таблица2.E2" office:value-type="string">
            <text:p text:style-name="P166">BP = 0010</text:p>
            <text:p text:style-name="P166">DX = 01F4</text:p>
            <text:p text:style-name="P166">IP = 005D</text:p>
            <text:p text:style-name="P167"><text:span text:style-name="T90">S</text:span>S:0012 = <text:span text:style-name="T90">01F4</text:span></text:p>
          </table:table-cell>
        </table:table-row>
        <table:table-row table:style-name="Таблица2.20">
          <table:table-cell table:style-name="Таблица2.D2" office:value-type="string">
            <text:p text:style-name="P167">005D</text:p>
          </table:table-cell>
          <table:table-cell table:style-name="Таблица2.D2" office:value-type="string">
            <text:p text:style-name="P68">R<text:span text:style-name="T90">ET</text:span> <text:s/>Far <text:span text:style-name="T90">0002</text:span></text:p>
          </table:table-cell>
          <table:table-cell table:style-name="Таблица2.D2" office:value-type="string">
            <text:p text:style-name="P69">C<text:span text:style-name="T90">A0200</text:span></text:p>
          </table:table-cell>
          <table:table-cell table:style-name="Таблица2.D2" office:value-type="string">
            <text:p text:style-name="P141">IP = <text:span text:style-name="T20">005D</text:span></text:p>
            <text:p text:style-name="P71">SP = 00<text:span text:style-name="T76">1</text:span><text:span text:style-name="T90">0</text:span></text:p>
            <text:p text:style-name="P72"><text:span text:style-name="T71">CS </text:span><text:span text:style-name="T72">=</text:span><text:span text:style-name="T71"> </text:span><text:span text:style-name="T21">1A0A</text:span></text:p>
            <text:p text:style-name="P136">Stack <text:s/>+0 <text:span text:style-name="T20">FFCE</text:span></text:p>
            <text:p text:style-name="P136"><text:s text:c="10"/>+2 <text:span text:style-name="T20">01F4</text:span></text:p>
            <text:p text:style-name="P136"><text:s text:c="10"/>+4 0000</text:p>
            <text:p text:style-name="P165"><text:s text:c="9"/>+6 <text:span text:style-name="T78">19F5</text:span></text:p>
          </table:table-cell>
          <table:table-cell table:style-name="Таблица2.E2" office:value-type="string">
            <text:p text:style-name="P71">IP = <text:span text:style-name="T90">FFCE</text:span></text:p>
            <text:p text:style-name="P71">SP = 00<text:span text:style-name="T76">1</text:span><text:span text:style-name="T90">6</text:span></text:p>
            <text:p text:style-name="P72"><text:span text:style-name="T71">CS </text:span><text:span text:style-name="T72">=</text:span><text:span text:style-name="T71"> </text:span><text:span text:style-name="T90">01F4</text:span></text:p>
            <text:p text:style-name="P136">Stack <text:s/>+0 <text:span text:style-name="T22">19F5</text:span></text:p>
            <text:p text:style-name="P52"><text:span text:style-name="T47"><text:s text:c="11"/>+2 </text:span><text:span text:style-name="T8">0000</text:span></text:p>
            <text:p text:style-name="P64"><text:s text:c="11"/>+4 0000</text:p>
            <text:p text:style-name="P84"><text:s text:c="11"/>+6 0000</text:p>
          </table:table-cell>
        </table:table-row>
      </table:table>
      <text:p text:style-name="P10"/>
      <text:p text:style-name="P11"/>
      <text:p text:style-name="P183"/>
      <text:h text:style-name="Heading_20_2" text:outline-level="2">Вывод.</text:h>
      <text:p text:style-name="P179"><text:span text:style-name="Book_20_Title"><text:span text:style-name="T40">Изуч</text:span></text:span><text:span text:style-name="Book_20_Title"><text:span text:style-name="T41">ены</text:span></text:span><text:span text:style-name="Book_20_Title"><text:span text:style-name="T42"> режимы адресации и формирование исполнительного адреса.</text:span></text:span></text:p>
      <text:p text:style-name="P179"><text:span text:style-name="Book_20_Title"><text:span text:style-name="T41">В ходе работы был исправлен и пошагово отлажен исходных файл</text:span></text:span><text:span text:style-name="Book_20_Title"><text:span text:style-name="T45">.</text:span></text:span></text:p>
      <text:p text:style-name="Text_20_body"/>
      <text:p text:style-name="P114"/>
      <text:p text:style-name="Standard"/>
      <text:h text:style-name="P118" text:outline-level="1">Приложение А<text:line-break/>Исходный код программы</text:h>
      <text:p text:style-name="P34"><text:span text:style-name="T66">Название</text:span> файла: lr2_comp<text:span text:style-name="T55">.asm</text:span></text:p>
      <text:p text:style-name="P31"/>
      <text:p text:style-name="P32"><text:span text:style-name="T55">; Программа изучения режимов адресации процессора IntelX86<text:line-break/>EOL EQU '$'<text:line-break/>ind EQU 2<text:line-break/>n1 EQU 500<text:line-break/>n2 EQU -50<text:line-break/><text:line-break/>; Стек программы<text:line-break/>AStack SEGMENT STACK<text:line-break/><text:tab/>DW 12 DUP(?)<text:line-break/>AStack ENDS<text:line-break/><text:line-break/>; Данные программы<text:line-break/>DATA SEGMENT<text:line-break/>; Директивы описания данных<text:line-break/>mem1 DW 0<text:line-break/>mem2 DW 0<text:line-break/>mem3 Dw 0<text:line-break/>vec1 DB 1,2,3,4,8,7,6,5<text:line-break/>vec2 DB -10,-20,10,20,-30,-40,30,40<text:line-break/>matr DB 1,2,3,4,-4,-3,-2,-1,5,6,7,8,-8,-7,-6,-5<text:line-break/>DATA ENDS<text:line-break/><text:line-break/>; Код программы<text:line-break/>CODE SEGMENT<text:line-break/><text:tab/>ASSUME CS:CODE, DS:DATA, SS:AStack<text:line-break/><text:line-break/>; Головная процедура<text:line-break/>Main PROC FAR<text:line-break/><text:tab/>push DS<text:line-break/><text:tab/>sub AX,AX<text:line-break/><text:tab/>push AX<text:line-break/><text:tab/>mov AX,DATA<text:line-break/><text:tab/>mov DS,AX<text:line-break/><text:line-break/>; ПРОВЕРКА РЕЖИМОВ АДРЕСАЦИИ НА УРОВНЕ СМЕЩЕНИЙ<text:line-break/>; Регистровая адресация<text:line-break/><text:tab/>mov ax,n1<text:line-break/><text:tab/>mov cx,ax<text:line-break/><text:tab/>mov bl,EOL<text:line-break/><text:tab/>mov bh,n2<text:line-break/>; Прямая адресация<text:line-break/><text:tab/>mov mem2,n2<text:line-break/><text:tab/>mov bx,OFFSET vec1<text:line-break/><text:tab/>mov mem1,ax<text:line-break/>; Косвенная адресация<text:line-break/><text:tab/>mov al,[bx]<text:line-break/><text:tab/>;mov mem3,[bx] ;Нельзя читать из памяти и писать в память одной командой <text:line-break/></text:span><text:soft-page-break/><text:span text:style-name="T55">; Базированная адресация<text:line-break/><text:tab/>mov al,[bx]+3<text:line-break/><text:tab/>mov cx,3[bx]<text:line-break/>; Индексная адресация<text:line-break/><text:tab/>mov di,ind<text:line-break/><text:tab/>mov al,vec2[di]<text:line-break/><text:tab/>;mov cx,vec2[di] ;Несоответствие типов операндов<text:line-break/>; Адресация с базированием и индексированием<text:line-break/><text:tab/>mov bx,3<text:line-break/><text:tab/>mov al,matr[bx][di]<text:line-break/><text:tab/>;mov cx,matr[bx][di] ;Несоответствие типов операндов<text:line-break/><text:tab/>;mov ax,matr[bx*4][di] ;Нельзя умножать 16-битные регистры, нужно использовать регистры EXX<text:line-break/><text:tab/><text:line-break/>; ПРОВЕРКА РЕЖИМОВ АДРЕСАЦИИ С УЧЕТОМ СЕГМЕНТОВ<text:line-break/>; Переопределение сегмента<text:line-break/>; ------ вариант 1<text:line-break/><text:tab/>mov ax, SEG vec2<text:line-break/><text:tab/>mov es, ax<text:line-break/><text:tab/>mov ax, es:[bx]<text:line-break/><text:tab/>mov ax, 0<text:line-break/>; ------ вариант 2<text:line-break/><text:tab/>mov es, ax<text:line-break/><text:tab/>push ds<text:line-break/><text:tab/>pop es<text:line-break/><text:tab/>mov cx, es:[bx-1]<text:line-break/><text:tab/>xchg cx,ax<text:line-break/>; ------ вариант 3<text:line-break/><text:tab/>mov di,ind<text:line-break/><text:tab/>mov es:[bx+di],ax<text:line-break/>; ------ вариант 4<text:line-break/><text:tab/>mov bp,sp<text:line-break/><text:tab/>;mov ax,matr[bp+bx] ;Нельзя использовать более одного базового регистра<text:line-break/><text:tab/>;mov ax,matr[bp+di+si] ;Нельзя использовать более одного индексного регистра<text:line-break/>; Использование сегмента стека<text:line-break/><text:tab/>push mem1<text:line-break/><text:tab/>push mem2<text:line-break/><text:tab/>mov bp,sp<text:line-break/><text:tab/>mov dx,[bp]+2<text:line-break/><text:tab/>ret 2<text:line-break/>Main ENDP<text:line-break/>CODE ENDS<text:line-break/><text:tab/>END Main<text:line-break/>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35"><text:soft-page-break/><text:span text:style-name="T66">Название</text:span> файла: LR2.<text:span text:style-name="T57">LST</text:span></text:p>
      <text:p text:style-name="P122">#Microsoft (R) Macro Assembler Version 5.10 <text:s text:c="17"/>10/19/21 14:33:0</text:p>
      <text:p text:style-name="P116"><text:s text:c="61"/>Page <text:s text:c="4"/>1-1</text:p>
      <text:p text:style-name="P116"/>
      <text:p text:style-name="P116"/>
      <text:p text:style-name="P116"><text:tab/><text:tab/><text:tab/><text:tab/>; Программа изучения режимов адресации процессо</text:p>
      <text:p text:style-name="P116"><text:tab/><text:tab/><text:tab/><text:tab/>ра IntelX86</text:p>
      <text:p text:style-name="P116"><text:s/>= 0024<text:tab/><text:tab/><text:tab/><text:tab/>EOL EQU '$'</text:p>
      <text:p text:style-name="P116"><text:s/>= 0002<text:tab/><text:tab/><text:tab/><text:tab/>ind EQU 2</text:p>
      <text:p text:style-name="P116"><text:s/>= 01F4<text:tab/><text:tab/><text:tab/><text:tab/>n1 EQU 500</text:p>
      <text:p text:style-name="P116"><text:s/>=-0032<text:tab/><text:tab/><text:tab/><text:tab/>n2 EQU -50</text:p>
      <text:p text:style-name="P116"><text:tab/><text:tab/><text:tab/><text:tab/></text:p>
      <text:p text:style-name="P116"><text:tab/><text:tab/><text:tab/><text:tab/>; Стек программы</text:p>
      <text:p text:style-name="P116"><text:s/>0000<text:tab/><text:tab/><text:tab/><text:tab/>AStack SEGMENT STACK</text:p>
      <text:p text:style-name="P116"><text:s/>0000 <text:s/>000C[<text:tab/><text:tab/><text:tab/><text:tab/>DW 12 DUP(?)</text:p>
      <text:p text:style-name="P116"><text:tab/> <text:s text:c="2"/>????<text:tab/><text:tab/><text:tab/></text:p>
      <text:p text:style-name="P116"><text:tab/><text:tab/><text:tab/> ]<text:tab/></text:p>
      <text:p text:style-name="P116"><text:tab/><text:tab/><text:tab/><text:tab/></text:p>
      <text:p text:style-name="P116"><text:s/>0018<text:tab/><text:tab/><text:tab/><text:tab/>AStack ENDS</text:p>
      <text:p text:style-name="P116"><text:tab/><text:tab/><text:tab/><text:tab/></text:p>
      <text:p text:style-name="P116"><text:tab/><text:tab/><text:tab/><text:tab/>; Данные программы</text:p>
      <text:p text:style-name="P116"><text:s/>0000<text:tab/><text:tab/><text:tab/><text:tab/>DATA SEGMENT</text:p>
      <text:p text:style-name="P116"><text:tab/><text:tab/><text:tab/><text:tab/>; Директивы описания данных</text:p>
      <text:p text:style-name="P116"><text:s/>0000 <text:s/>0000<text:tab/><text:tab/><text:tab/>mem1 DW 0</text:p>
      <text:p text:style-name="P116"><text:s/>0002 <text:s/>0000<text:tab/><text:tab/><text:tab/>mem2 DW 0</text:p>
      <text:p text:style-name="P116"><text:s/>0004 <text:s/>0000<text:tab/><text:tab/><text:tab/>mem3 Dw 0</text:p>
      <text:p text:style-name="P116"><text:s/>0006 <text:s/>01 02 03 04 08 07<text:tab/>vec1 DB 1,2,3,4,8,7,6,5</text:p>
      <text:p text:style-name="P116"><text:s text:c="7"/>06 05<text:tab/><text:tab/><text:tab/></text:p>
      <text:p text:style-name="P116"><text:s/>000E <text:s/>F6 EC 0A 14 E2 D8<text:tab/>vec2 DB -10,-20,10,20,-30,-40,30,40</text:p>
      <text:p text:style-name="P116"><text:s text:c="7"/>1E 28<text:tab/><text:tab/><text:tab/></text:p>
      <text:p text:style-name="P116"><text:s/>0016 <text:s/>01 02 03 04 FC FD<text:tab/>matr DB 1,2,3,4,-4,-3,-2,-1,5,6,7,8,-8,-7,-6,-5</text:p>
      <text:p text:style-name="P116"><text:s text:c="7"/>FE FF 05 06 07 08<text:tab/></text:p>
      <text:p text:style-name="P116"><text:s text:c="7"/>F8 F9 FA FB<text:tab/><text:tab/></text:p>
      <text:p text:style-name="P116"><text:s/>0026<text:tab/><text:tab/><text:tab/><text:tab/>DATA ENDS</text:p>
      <text:p text:style-name="P116"><text:tab/><text:tab/><text:tab/><text:tab/></text:p>
      <text:p text:style-name="P116"><text:tab/><text:tab/><text:tab/><text:tab/>; Код программы</text:p>
      <text:p text:style-name="P116"><text:s/>0000<text:tab/><text:tab/><text:tab/><text:tab/>CODE SEGMENT</text:p>
      <text:p text:style-name="P116"><text:tab/><text:tab/><text:tab/><text:tab/><text:tab/>ASSUME CS:CODE, DS:DATA, SS:AStack</text:p>
      <text:p text:style-name="P116"><text:tab/><text:tab/><text:tab/><text:tab/></text:p>
      <text:p text:style-name="P116"><text:tab/><text:tab/><text:tab/><text:tab/>; Головная процедура</text:p>
      <text:p text:style-name="P116"><text:s/>0000<text:tab/><text:tab/><text:tab/><text:tab/>Main PROC FAR</text:p>
      <text:p text:style-name="P116"><text:s/>0000 <text:s/>1E<text:tab/><text:tab/><text:tab/><text:tab/>push DS</text:p>
      <text:p text:style-name="P116"><text:s/>0001 <text:s/>2B C0<text:tab/><text:tab/><text:tab/><text:tab/>sub AX,AX</text:p>
      <text:p text:style-name="P116"><text:s/>0003 <text:s/>50<text:tab/><text:tab/><text:tab/><text:tab/>push AX</text:p>
      <text:p text:style-name="P116"><text:s/>0004 <text:s/>B8 ---- R<text:tab/><text:tab/><text:tab/>mov AX,DATA</text:p>
      <text:p text:style-name="P116"><text:s/>0007 <text:s/>8E D8<text:tab/><text:tab/><text:tab/><text:tab/>mov DS,AX</text:p>
      <text:p text:style-name="P116"><text:tab/><text:tab/><text:tab/><text:tab/></text:p>
      <text:p text:style-name="P116"><text:tab/><text:tab/><text:tab/><text:tab/>; ПРОВЕРКА РЕЖИМОВ АДРЕСАЦИИ НА УРОВНЕ СМЕЩЕНИЙ</text:p>
      <text:p text:style-name="P116"><text:tab/><text:tab/><text:tab/><text:tab/>; Регистровая адресация</text:p>
      <text:p text:style-name="P116"><text:s/>0009 <text:s/>B8 01F4<text:tab/><text:tab/><text:tab/><text:tab/>mov ax,n1</text:p>
      <text:p text:style-name="P116"><text:soft-page-break/><text:s/>000C <text:s/>8B C8<text:tab/><text:tab/><text:tab/><text:tab/>mov cx,ax</text:p>
      <text:p text:style-name="P116"><text:s/>000E <text:s/>B3 24<text:tab/><text:tab/><text:tab/><text:tab/>mov bl,EOL</text:p>
      <text:p text:style-name="P116"><text:s/>0010 <text:s/>B7 CE<text:tab/><text:tab/><text:tab/><text:tab/>mov bh,n2</text:p>
      <text:p text:style-name="P116"><text:tab/><text:tab/><text:tab/><text:tab/>; Прямая адресация</text:p>
      <text:p text:style-name="P116"><text:s/>0012 <text:s/>C7 06 0002 R FFCE<text:tab/><text:tab/>mov mem2,n2</text:p>
      <text:p text:style-name="P116"><text:s/>0018 <text:s/>BB 0006 R<text:tab/><text:tab/><text:tab/>mov bx,OFFSET vec1</text:p>
      <text:p text:style-name="P116"><text:s/>001B <text:s/>A3 0000 R<text:tab/><text:tab/><text:tab/>mov mem1,ax</text:p>
      <text:p text:style-name="P116"><text:tab/><text:tab/><text:tab/><text:tab/>; Косвенная адресация</text:p>
      <text:p text:style-name="P117"><text:s/>001E <text:s/>8A 07<text:tab/><text:tab/><text:tab/><text:tab/>mov al,[bx]</text:p>
      <text:p text:style-name="P117">#Microsoft (R) Macro Assembler Version 5.10 <text:s text:c="17"/>10/19/21 14:33:0</text:p>
      <text:p text:style-name="P116"><text:s text:c="61"/>Page <text:s text:c="4"/>1-2</text:p>
      <text:p text:style-name="P116"/>
      <text:p text:style-name="P116"/>
      <text:p text:style-name="P116"><text:tab/><text:tab/><text:tab/><text:tab/><text:tab/>;mov mem3,[bx] ;Нельзя читать из памяти</text:p>
      <text:p text:style-name="P116"><text:tab/><text:tab/><text:tab/><text:tab/> и писать в память одной командой </text:p>
      <text:p text:style-name="P116"><text:tab/><text:tab/><text:tab/><text:tab/>; Базированная адресация</text:p>
      <text:p text:style-name="P116"><text:s/>0020 <text:s/>8A 47 03<text:tab/><text:tab/><text:tab/><text:tab/>mov al,[bx]+3</text:p>
      <text:p text:style-name="P116"><text:s/>0023 <text:s/>8B 4F 03<text:tab/><text:tab/><text:tab/><text:tab/>mov cx,3[bx]</text:p>
      <text:p text:style-name="P116"><text:tab/><text:tab/><text:tab/><text:tab/>; Индексная адресация</text:p>
      <text:p text:style-name="P116"><text:s/>0026 <text:s/>BF 0002<text:tab/><text:tab/><text:tab/><text:tab/>mov di,ind</text:p>
      <text:p text:style-name="P116"><text:s/>0029 <text:s/>8A 85 000E R<text:tab/><text:tab/><text:tab/>mov al,vec2[di]</text:p>
      <text:p text:style-name="P116"><text:tab/><text:tab/><text:tab/><text:tab/><text:tab/>;mov cx,vec2[di] ;Несоответствие типов </text:p>
      <text:p text:style-name="P116"><text:tab/><text:tab/><text:tab/><text:tab/>операндов</text:p>
      <text:p text:style-name="P116"><text:tab/><text:tab/><text:tab/><text:tab/>; Адресация с базированием и индексированием</text:p>
      <text:p text:style-name="P116"><text:s/>002D <text:s/>BB 0003<text:tab/><text:tab/><text:tab/><text:tab/>mov bx,3</text:p>
      <text:p text:style-name="P116"><text:s/>0030 <text:s/>8A 81 0016 R<text:tab/><text:tab/><text:tab/>mov al,matr[bx][di]</text:p>
      <text:p text:style-name="P116"><text:tab/><text:tab/><text:tab/><text:tab/><text:tab/>;mov cx,matr[bx][di] ;Несоответствие ти</text:p>
      <text:p text:style-name="P116"><text:tab/><text:tab/><text:tab/><text:tab/>пов операндов</text:p>
      <text:p text:style-name="P116"><text:tab/><text:tab/><text:tab/><text:tab/><text:tab/>;mov ax,matr[bx*4][di] ;Нельзя умножать</text:p>
      <text:p text:style-name="P116"><text:tab/><text:tab/><text:tab/><text:tab/> 16-битные регистры, нужно использовать регистр</text:p>
      <text:p text:style-name="P116"><text:tab/><text:tab/><text:tab/><text:tab/>ы EXX</text:p>
      <text:p text:style-name="P116"><text:tab/><text:tab/><text:tab/><text:tab/><text:tab/></text:p>
      <text:p text:style-name="P116"><text:tab/><text:tab/><text:tab/><text:tab/>; ПРОВЕРКА РЕЖИМОВ АДРЕСАЦИИ С УЧЕТОМ СЕГМЕНТОВ</text:p>
      <text:p text:style-name="P116"><text:tab/><text:tab/><text:tab/><text:tab/>; Переопределение сегмента</text:p>
      <text:p text:style-name="P116"><text:tab/><text:tab/><text:tab/><text:tab/>; ------ вариант 1</text:p>
      <text:p text:style-name="P116"><text:s/>0034 <text:s/>B8 ---- R<text:tab/><text:tab/><text:tab/>mov ax, SEG vec2</text:p>
      <text:p text:style-name="P116"><text:s/>0037 <text:s/>8E C0<text:tab/><text:tab/><text:tab/><text:tab/>mov es, ax</text:p>
      <text:p text:style-name="P116"><text:s/>0039 <text:s/>26: 8B 07<text:tab/><text:tab/><text:tab/>mov ax, es:[bx]</text:p>
      <text:p text:style-name="P116"><text:s/>003C <text:s/>B8 0000<text:tab/><text:tab/><text:tab/><text:tab/>mov ax, 0</text:p>
      <text:p text:style-name="P116"><text:tab/><text:tab/><text:tab/><text:tab/>; ------ вариант 2</text:p>
      <text:p text:style-name="P116"><text:s/>003F <text:s/>8E C0<text:tab/><text:tab/><text:tab/><text:tab/>mov es, ax</text:p>
      <text:p text:style-name="P116"><text:s/>0041 <text:s/>1E<text:tab/><text:tab/><text:tab/><text:tab/>push ds</text:p>
      <text:p text:style-name="P116"><text:s/>0042 <text:s/>07<text:tab/><text:tab/><text:tab/><text:tab/>pop es</text:p>
      <text:p text:style-name="P116"><text:s/>0043 <text:s/>26: 8B 4F FF<text:tab/><text:tab/><text:tab/>mov cx, es:[bx-1]</text:p>
      <text:p text:style-name="P116"><text:s/>0047 <text:s/>91<text:tab/><text:tab/><text:tab/><text:tab/>xchg cx,ax</text:p>
      <text:p text:style-name="P116"><text:tab/><text:tab/><text:tab/><text:tab/>; ------ вариант 3</text:p>
      <text:p text:style-name="P116"><text:s/>0048 <text:s/>BF 0002<text:tab/><text:tab/><text:tab/><text:tab/>mov di,ind</text:p>
      <text:p text:style-name="P116"><text:s/>004B <text:s/>26: 89 01<text:tab/><text:tab/><text:tab/>mov es:[bx+di],ax</text:p>
      <text:p text:style-name="P116"><text:tab/><text:tab/><text:tab/><text:tab/>; ------ вариант 4</text:p>
      <text:p text:style-name="P116"><text:s/>004E <text:s/>8B EC<text:tab/><text:tab/><text:tab/><text:tab/>mov bp,sp</text:p>
      <text:p text:style-name="P116"><text:tab/><text:tab/><text:tab/><text:tab/><text:tab/>;mov ax,matr[bp+bx] ;Нельзя использоват</text:p>
      <text:p text:style-name="P116"><text:tab/><text:tab/><text:tab/><text:tab/>ь более одного базового регистра</text:p>
      <text:p text:style-name="P116"><text:tab/><text:tab/><text:tab/><text:tab/><text:tab/>;mov ax,matr[bp+di+si] ;Нельзя использо</text:p>
      <text:p text:style-name="P116"><text:soft-page-break/><text:tab/><text:tab/><text:tab/><text:tab/>вать более одного индексного регистра</text:p>
      <text:p text:style-name="P116"><text:tab/><text:tab/><text:tab/><text:tab/>; Использование сегмента стека</text:p>
      <text:p text:style-name="P116"><text:s/>0050 <text:s/>FF 36 0000 R<text:tab/><text:tab/><text:tab/>push mem1</text:p>
      <text:p text:style-name="P116"><text:s/>0054 <text:s/>FF 36 0002 R<text:tab/><text:tab/><text:tab/>push mem2</text:p>
      <text:p text:style-name="P116"><text:s/>0058 <text:s/>8B EC<text:tab/><text:tab/><text:tab/><text:tab/>mov bp,sp</text:p>
      <text:p text:style-name="P116"><text:s/>005A <text:s/>8B 56 02<text:tab/><text:tab/><text:tab/><text:tab/>mov dx,[bp]+2</text:p>
      <text:p text:style-name="P116"><text:s/>005D <text:s/>CA 0002<text:tab/><text:tab/><text:tab/><text:tab/>ret 2</text:p>
      <text:p text:style-name="P116"><text:s/>0060<text:tab/><text:tab/><text:tab/><text:tab/>Main ENDP</text:p>
      <text:p text:style-name="P116"><text:s/>0060<text:tab/><text:tab/><text:tab/><text:tab/>CODE ENDS</text:p>
      <text:p text:style-name="P117"><text:tab/><text:tab/><text:tab/><text:tab/><text:tab/>END Mai</text:p>
      <text:p text:style-name="P117">#Microsoft (R) Macro Assembler Version 5.10 <text:s text:c="17"/>10/19/21 14:33:0</text:p>
      <text:p text:style-name="P116"><text:s text:c="61"/>Symbols-1</text:p>
      <text:p text:style-name="P116"/>
      <text:p text:style-name="P116"/>
      <text:p text:style-name="P116">Segments and Groups:</text:p>
      <text:p text:style-name="P116"/>
      <text:p text:style-name="P116"><text:s text:c="16"/>N a m e <text:s text:c="8"/><text:tab/>Length<text:tab/> Align<text:tab/>Combine Class</text:p>
      <text:p text:style-name="P116"/>
      <text:p text:style-name="P116">ASTACK . . . . . . . . . . . . . <text:s/><text:tab/>0018<text:tab/>PARA<text:tab/>STACK<text:tab/></text:p>
      <text:p text:style-name="P116">CODE . . . . . . . . . . . . . . <text:s/><text:tab/>0060<text:tab/>PARA<text:tab/>NONE<text:tab/></text:p>
      <text:p text:style-name="P116">DATA . . . . . . . . . . . . . . <text:s/><text:tab/>0026<text:tab/>PARA<text:tab/>NONE<text:tab/></text:p>
      <text:p text:style-name="P116"/>
      <text:p text:style-name="P116">Symbols: <text:s text:c="11"/></text:p>
      <text:p text:style-name="P116"/>
      <text:p text:style-name="P116"><text:s text:c="16"/>N a m e <text:s text:c="8"/><text:tab/>Type<text:tab/> Value<text:tab/> Attr</text:p>
      <text:p text:style-name="P116"/>
      <text:p text:style-name="P116">EOL <text:s/>. . . . . . . . . . . . . . <text:s/><text:tab/>NUMBER<text:tab/>0024<text:tab/></text:p>
      <text:p text:style-name="P116"/>
      <text:p text:style-name="P116">IND <text:s/>. . . . . . . . . . . . . . <text:s/><text:tab/>NUMBER<text:tab/>0002<text:tab/></text:p>
      <text:p text:style-name="P116"/>
      <text:p text:style-name="P116">MAIN . . . . . . . . . . . . . . <text:s/><text:tab/>F PROC<text:tab/>0000<text:tab/>CODE<text:tab/>Length = 0060</text:p>
      <text:p text:style-name="P116">MATR . . . . . . . . . . . . . . <text:s/><text:tab/>L BYTE<text:tab/>0016<text:tab/>DATA</text:p>
      <text:p text:style-name="P116">MEM1 . . . . . . . . . . . . . . <text:s/><text:tab/>L WORD<text:tab/>0000<text:tab/>DATA</text:p>
      <text:p text:style-name="P116">MEM2 . . . . . . . . . . . . . . <text:s/><text:tab/>L WORD<text:tab/>0002<text:tab/>DATA</text:p>
      <text:p text:style-name="P116">MEM3 . . . . . . . . . . . . . . <text:s/><text:tab/>L WORD<text:tab/>0004<text:tab/>DATA</text:p>
      <text:p text:style-name="P116"/>
      <text:p text:style-name="P116">N1 . . . . . . . . . . . . . . . <text:s/><text:tab/>NUMBER<text:tab/>01F4<text:tab/></text:p>
      <text:p text:style-name="P116">N2 . . . . . . . . . . . . . . . <text:s/><text:tab/>NUMBER<text:tab/>-0032<text:tab/></text:p>
      <text:p text:style-name="P116"/>
      <text:p text:style-name="P116">VEC1 . . . . . . . . . . . . . . <text:s/><text:tab/>L BYTE<text:tab/>0006<text:tab/>DATA</text:p>
      <text:p text:style-name="P116">VEC2 . . . . . . . . . . . . . . <text:s/><text:tab/>L BYTE<text:tab/>000E<text:tab/>DATA</text:p>
      <text:p text:style-name="P116"/>
      <text:p text:style-name="P116">@CPU . . . . . . . . . . . . . . <text:s/><text:tab/>TEXT <text:s/>0101h<text:tab/><text:tab/></text:p>
      <text:p text:style-name="P116">@FILENAME <text:s/>. . . . . . . . . . . <text:s/><text:tab/>TEXT <text:s/>LR2_COMP<text:tab/><text:tab/></text:p>
      <text:p text:style-name="P116">@VERSION . . . . . . . . . . . . <text:s/><text:tab/>TEXT <text:s/>510<text:tab/><text:tab/></text:p>
      <text:p text:style-name="P116"/>
      <text:p text:style-name="P116"/>
      <text:p text:style-name="P116"><text:s text:c="5"/>89 Source <text:s/>Lines</text:p>
      <text:p text:style-name="P116"><text:s text:c="5"/>89 Total <text:s text:c="2"/>Lines</text:p>
      <text:p text:style-name="P116"><text:s text:c="5"/>19 Symbols</text:p>
      <text:p text:style-name="P116"/>
      <text:p text:style-name="P116"><text:s text:c="2"/>47796 + 459464 Bytes symbol space free</text:p>
      <text:p text:style-name="P116"/>
      <text:p text:style-name="P116"><text:soft-page-break/><text:s text:c="6"/>0 Warning Errors</text:p>
      <text:p text:style-name="P116"><text:s text:c="6"/>0 Severe <text:s/>Erro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4" fo:font-family="'Times New Roman'" style:font-family-generic="roman" style:font-pitch="variable" fo:font-size="12pt" style:font-size-asian="12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1:10:00</meta:creation-date>
    <meta:editing-duration>PT6H57M47S</meta:editing-duration>
    <meta:editing-cycles>40</meta:editing-cycles>
    <meta:generator>LibreOffice/7.2.0.4$Windows_X86_64 LibreOffice_project/9a9c6381e3f7a62afc1329bd359cc48accb6435b</meta:generator>
    <dc:date>2021-10-19T19:21:59.895000000</dc:date>
    <dc:title>Министерство образования Российской Федерации</dc:title>
    <meta:initial-creator>Vladimir Kirianchikov</meta:initial-creator>
    <meta:document-statistic meta:table-count="2" meta:image-count="0" meta:object-count="0" meta:page-count="14" meta:paragraph-count="584" meta:word-count="2499" meta:character-count="13202" meta:non-whitespace-character-count="9923"/>
  </office:meta>
</office:document-meta>
</file>